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automatic-styles>
    <style:style style:name="Table1" style:family="table">
      <style:table-properties style:width="7.2681in" table:align="margins"/>
    </style:style>
    <style:style style:name="Table1.A" style:family="table-column">
      <style:table-column-properties style:column-width="1.8035in" style:rel-column-width="16262*"/>
    </style:style>
    <style:style style:name="Table1.B" style:family="table-column">
      <style:table-column-properties style:column-width="2.0424in" style:rel-column-width="18413*"/>
    </style:style>
    <style:style style:name="Table1.C" style:family="table-column">
      <style:table-column-properties style:column-width="3.4222in" style:rel-column-width="30860*"/>
    </style:style>
    <style:style style:name="Table1.A1" style:family="table-cell">
      <style:table-cell-properties style:vertical-align="middle" fo:padding="0.0201in" fo:border="none"/>
    </style:style>
    <style:style style:name="Table2" style:family="table">
      <style:table-properties style:width="7.2681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.9681in" style:rel-column-width="17745*"/>
    </style:style>
    <style:style style:name="Table2.B" style:family="table-column">
      <style:table-column-properties style:column-width="2.4486in" style:rel-column-width="22078*"/>
    </style:style>
    <style:style style:name="Table2.C" style:family="table-column">
      <style:table-column-properties style:column-width="2.8514in" style:rel-column-width="25712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194in" fo:border="none" style:writing-mode="page">
        <style:background-image/>
      </style:table-cell-properties>
    </style:style>
    <style:style style:name="Table2.B1" style:family="table-cell">
      <style:table-cell-properties style:vertical-align="middle" fo:padding="0.0194in" fo:border="none"/>
    </style:style>
    <style:style style:name="Table2.C1" style:family="table-cell">
      <style:table-cell-properties style:vertical-align="middle" fo:padding="0.0194in" fo:border="none"/>
    </style:style>
    <style:style style:name="Table2.B2" style:family="table-cell">
      <style:table-cell-properties style:vertical-align="middle" fo:padding="0.0194in" fo:border="none"/>
    </style:style>
    <style:style style:name="Table2.C2" style:family="table-cell">
      <style:table-cell-properties style:vertical-align="middle" fo:padding="0.0194in" fo:border="none"/>
    </style:style>
    <style:style style:name="Table2.B3" style:family="table-cell">
      <style:table-cell-properties style:vertical-align="middle" fo:padding="0.0194in" fo:border="none"/>
    </style:style>
    <style:style style:name="Table2.C3" style:family="table-cell">
      <style:table-cell-properties style:vertical-align="middle" fo:padding="0.0194in" fo:border="none"/>
    </style:style>
    <style:style style:name="Table2.B4" style:family="table-cell">
      <style:table-cell-properties style:vertical-align="middle" fo:padding="0.0194in" fo:border="none"/>
    </style:style>
    <style:style style:name="Table2.C4" style:family="table-cell">
      <style:table-cell-properties style:vertical-align="middle" fo:padding="0.0194in" fo:border="none"/>
    </style:style>
    <style:style style:name="Table2.B5" style:family="table-cell">
      <style:table-cell-properties style:vertical-align="middle" fo:padding="0.0194in" fo:border="none"/>
    </style:style>
    <style:style style:name="Table2.C5" style:family="table-cell">
      <style:table-cell-properties style:vertical-align="middle" fo:padding="0.0194in" fo:border="none"/>
    </style:style>
    <style:style style:name="Table2.B6" style:family="table-cell">
      <style:table-cell-properties style:vertical-align="middle" fo:padding="0.0194in" fo:border="none"/>
    </style:style>
    <style:style style:name="Table2.C6" style:family="table-cell">
      <style:table-cell-properties style:vertical-align="middle" fo:padding="0.0194in" fo:border="none"/>
    </style:style>
    <style:style style:name="Table2.B7" style:family="table-cell">
      <style:table-cell-properties style:vertical-align="middle" fo:padding="0.0194in" fo:border="none"/>
    </style:style>
    <style:style style:name="Table2.C7" style:family="table-cell">
      <style:table-cell-properties style:vertical-align="middle" fo:padding="0.0194in" fo:border="none"/>
    </style:style>
    <style:style style:name="Table3" style:family="table">
      <style:table-properties style:width="7.2681in" table:align="margins"/>
    </style:style>
    <style:style style:name="Table3.A" style:family="table-column">
      <style:table-column-properties style:column-width="1.9757in" style:rel-column-width="17815*"/>
    </style:style>
    <style:style style:name="Table3.B" style:family="table-column">
      <style:table-column-properties style:column-width="2.4451in" style:rel-column-width="22046*"/>
    </style:style>
    <style:style style:name="Table3.C" style:family="table-column">
      <style:table-column-properties style:column-width="2.8472in" style:rel-column-width="25674*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font-name="Ubuntu" fo:font-size="16pt" fo:language="zxx" fo:country="none" officeooo:rsid="0057ab3a" officeooo:paragraph-rsid="0057ab3a" style:font-size-asian="16pt" style:language-asian="zxx" style:country-asian="none" style:font-size-complex="16pt" style:language-complex="zxx" style:country-complex="none"/>
    </style:style>
    <style:style style:name="P2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paragraph-rsid="002ba219" style:font-size-asian="11pt" style:language-asian="zxx" style:country-asian="none" style:font-size-complex="11pt" style:language-complex="zxx" style:country-complex="none"/>
    </style:style>
    <style:style style:name="P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11c722" officeooo:paragraph-rsid="002ba219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text-underline-style="solid" style:text-underline-width="auto" style:text-underline-color="font-color" officeooo:rsid="006dac31" officeooo:paragraph-rsid="007bd8a9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2ba219" style:font-size-asian="11pt" style:language-asian="zxx" style:country-asian="none" style:font-size-complex="11pt" style:language-complex="zxx" style:country-complex="none"/>
    </style:style>
    <style:style style:name="P9" style:family="paragraph" style:parent-style-name="Standard">
      <style:paragraph-properties fo:margin-top="0in" fo:margin-bottom="0.1in" style:contextual-spacing="false"/>
      <style:text-properties style:font-name="Ubuntu" fo:font-size="11pt" fo:language="zxx" fo:country="none" officeooo:rsid="0011c722" officeooo:paragraph-rsid="00102821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2bac5b" officeooo:paragraph-rsid="003068f5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7ab3a" officeooo:paragraph-rsid="0057ab3a" style:font-size-asian="11pt" style:language-asian="zxx" style:country-asian="none" style:font-size-complex="11pt" style:language-complex="zxx" style:country-complex="none"/>
    </style:style>
    <style:style style:name="P1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b5cb0" style:font-size-asian="11pt" style:language-asian="zxx" style:country-asian="none" style:font-size-complex="11pt" style:language-complex="zxx" style:country-complex="none"/>
    </style:style>
    <style:style style:name="P1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5da2c9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5f08d0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5f08d0" officeooo:paragraph-rsid="006020cf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938e9" officeooo:paragraph-rsid="0064b584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4ca4ae" officeooo:paragraph-rsid="0064b584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020cf" style:font-size-asian="11pt" style:language-asian="zxx" style:country-asian="none" style:font-size-complex="11pt" style:language-complex="zxx" style:country-complex="none"/>
    </style:style>
    <style:style style:name="P1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4b584" officeooo:paragraph-rsid="005f08d0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64b584" style:font-size-asian="11pt" style:language-asian="zxx" style:country-asian="none" style:font-size-complex="11pt" style:language-complex="zxx" style:country-complex="none"/>
    </style:style>
    <style:style style:name="P21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7772a6" style:font-size-asian="11pt" style:language-asian="zxx" style:country-asian="none" style:font-size-complex="11pt" style:language-complex="zxx" style:country-complex="none"/>
    </style:style>
    <style:style style:name="P23" style:family="paragraph" style:parent-style-name="Heading_20_3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4" style:family="paragraph" style:parent-style-name="Heading_20_3">
      <style:paragraph-properties fo:margin-top="0in" fo:margin-bottom="0.1in" style:contextual-spacing="false" fo:keep-with-next="always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5b4d6" officeooo:paragraph-rsid="0065b4d6" style:font-size-asian="11pt" style:language-asian="zxx" style:country-asian="none" style:font-size-complex="11pt" style:language-complex="zxx" style:country-complex="none"/>
    </style:style>
    <style:style style:name="P26" style:family="paragraph" style:parent-style-name="Heading_20_4">
      <style:paragraph-properties fo:margin-top="0in" fo:margin-bottom="0.1in" style:contextual-spacing="false" fo:keep-with-next="always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5b4d6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dac31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6a9f2d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ac31" officeooo:paragraph-rsid="007bd8a9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738f0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738f0" officeooo:paragraph-rsid="0065b4d6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296e" officeooo:paragraph-rsid="006b296e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d2d7d" officeooo:paragraph-rsid="006d2d7d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b3791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b3791" officeooo:paragraph-rsid="00686f81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6e8388" officeooo:paragraph-rsid="006e8388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39" style:family="paragraph" style:parent-style-name="Text_20_body">
      <style:paragraph-properties fo:margin-top="0in" fo:margin-bottom="0.1in" style:contextual-spacing="false" fo:text-align="start" style:justify-single-word="false"/>
      <style:text-properties style:font-name="Ubuntu" fo:font-size="11pt" fo:language="zxx" fo:country="none" officeooo:rsid="0070d584" officeooo:paragraph-rsid="0070d584" style:font-size-asian="11pt" style:language-asian="zxx" style:country-asian="none" style:font-size-complex="11pt" style:language-complex="zxx" style:country-complex="none"/>
    </style:style>
    <style:style style:name="P4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0d584" officeooo:paragraph-rsid="006e8388" style:font-size-asian="11pt" style:language-asian="zxx" style:country-asian="none" style:font-size-complex="11pt" style:language-complex="zxx" style:country-complex="none"/>
    </style:style>
    <style:style style:name="P4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33f8f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3f8f" officeooo:paragraph-rsid="0071d605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3d4d8" officeooo:paragraph-rsid="0073d4d8" style:font-size-asian="11pt" style:language-asian="zxx" style:country-asian="none" style:font-size-complex="11pt" style:language-complex="zxx" style:country-complex="none"/>
    </style:style>
    <style:style style:name="P4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6519e" style:font-size-asian="11pt" style:language-asian="zxx" style:country-asian="none" style:font-size-complex="11pt" style:language-complex="zxx" style:country-complex="none"/>
    </style:style>
    <style:style style:name="P4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6519e" officeooo:paragraph-rsid="00751dc2" style:font-size-asian="11pt" style:language-asian="zxx" style:country-asian="none" style:font-size-complex="11pt" style:language-complex="zxx" style:country-complex="none"/>
    </style:style>
    <style:style style:name="P4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4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92d43" officeooo:paragraph-rsid="00792d43" style:font-size-asian="11pt" style:language-asian="zxx" style:country-asian="none" style:font-size-complex="11pt" style:language-complex="zxx" style:country-complex="none"/>
    </style:style>
    <style:style style:name="P4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bd8a9" officeooo:paragraph-rsid="007bd8a9" style:font-size-asian="11pt" style:language-asian="zxx" style:country-asian="none" style:font-size-complex="11pt" style:language-complex="zxx" style:country-complex="none"/>
    </style:style>
    <style:style style:name="P4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c0ff5" officeooo:paragraph-rsid="007c0ff5" style:font-size-asian="11pt" style:language-asian="zxx" style:country-asian="none" style:font-size-complex="11pt" style:language-complex="zxx" style:country-complex="none"/>
    </style:style>
    <style:style style:name="P50" style:family="paragraph" style:parent-style-name="Text_20_body">
      <style:paragraph-properties fo:margin-top="0in" fo:margin-bottom="0.1598in" style:contextual-spacing="false"/>
      <style:text-properties style:font-name="Ubuntu" fo:font-size="11pt" fo:language="zxx" fo:country="none" officeooo:rsid="007c0ff5" officeooo:paragraph-rsid="007c0ff5" style:font-size-asian="11pt" style:language-asian="zxx" style:country-asian="none" style:font-size-complex="11pt" style:language-complex="zxx" style:country-complex="none"/>
    </style:style>
    <style:style style:name="P5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c0ff5" officeooo:paragraph-rsid="007ccfd7" style:font-size-asian="11pt" style:language-asian="zxx" style:country-asian="none" style:font-size-complex="11pt" style:language-complex="zxx" style:country-complex="none"/>
    </style:style>
    <style:style style:name="P5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ccfd7" officeooo:paragraph-rsid="007ccfd7" style:font-size-asian="11pt" style:language-asian="zxx" style:country-asian="none" style:font-size-complex="11pt" style:language-complex="zxx" style:country-complex="none"/>
    </style:style>
    <style:style style:name="P5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ccfd7" officeooo:paragraph-rsid="007e2eb0" style:font-size-asian="11pt" style:language-asian="zxx" style:country-asian="none" style:font-size-complex="11pt" style:language-complex="zxx" style:country-complex="none"/>
    </style:style>
    <style:style style:name="P5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7f643c" officeooo:paragraph-rsid="007f643c" style:font-size-asian="11pt" style:language-asian="zxx" style:country-asian="none" style:font-size-complex="11pt" style:language-complex="zxx" style:country-complex="none"/>
    </style:style>
    <style:style style:name="P5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05d23" officeooo:paragraph-rsid="00805d23" style:font-size-asian="11pt" style:language-asian="zxx" style:country-asian="none" style:font-size-complex="11pt" style:language-complex="zxx" style:country-complex="none"/>
    </style:style>
    <style:style style:name="P5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16d07" officeooo:paragraph-rsid="00816d07" style:font-size-asian="11pt" style:language-asian="zxx" style:country-asian="none" style:font-size-complex="11pt" style:language-complex="zxx" style:country-complex="none"/>
    </style:style>
    <style:style style:name="P5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23317" officeooo:paragraph-rsid="00823317" style:font-size-asian="11pt" style:language-asian="zxx" style:country-asian="none" style:font-size-complex="11pt" style:language-complex="zxx" style:country-complex="none"/>
    </style:style>
    <style:style style:name="P5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2d9b2" officeooo:paragraph-rsid="0082d9b2" style:font-size-asian="11pt" style:language-asian="zxx" style:country-asian="none" style:font-size-complex="11pt" style:language-complex="zxx" style:country-complex="none"/>
    </style:style>
    <style:style style:name="P5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2d9b2" officeooo:paragraph-rsid="00839bc7" style:font-size-asian="11pt" style:language-asian="zxx" style:country-asian="none" style:font-size-complex="11pt" style:language-complex="zxx" style:country-complex="none"/>
    </style:style>
    <style:style style:name="P6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39bc7" officeooo:paragraph-rsid="00839bc7" style:font-size-asian="11pt" style:language-asian="zxx" style:country-asian="none" style:font-size-complex="11pt" style:language-complex="zxx" style:country-complex="none"/>
    </style:style>
    <style:style style:name="P61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52cb2" officeooo:paragraph-rsid="00852cb2" style:font-size-asian="11pt" style:language-asian="zxx" style:country-asian="none" style:font-size-complex="11pt" style:language-complex="zxx" style:country-complex="none"/>
    </style:style>
    <style:style style:name="P62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71027" officeooo:paragraph-rsid="00871027" style:font-size-asian="11pt" style:language-asian="zxx" style:country-asian="none" style:font-size-complex="11pt" style:language-complex="zxx" style:country-complex="none"/>
    </style:style>
    <style:style style:name="P63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71027" officeooo:paragraph-rsid="0087bf59" style:font-size-asian="11pt" style:language-asian="zxx" style:country-asian="none" style:font-size-complex="11pt" style:language-complex="zxx" style:country-complex="none"/>
    </style:style>
    <style:style style:name="P64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7bf59" officeooo:paragraph-rsid="0087bf59" style:font-size-asian="11pt" style:language-asian="zxx" style:country-asian="none" style:font-size-complex="11pt" style:language-complex="zxx" style:country-complex="none"/>
    </style:style>
    <style:style style:name="P65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807fa" officeooo:paragraph-rsid="008807fa" style:font-size-asian="11pt" style:language-asian="zxx" style:country-asian="none" style:font-size-complex="11pt" style:language-complex="zxx" style:country-complex="none"/>
    </style:style>
    <style:style style:name="P6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96571" officeooo:paragraph-rsid="00896571" style:font-size-asian="11pt" style:language-asian="zxx" style:country-asian="none" style:font-size-complex="11pt" style:language-complex="zxx" style:country-complex="none"/>
    </style:style>
    <style:style style:name="P6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896571" style:font-size-asian="11pt" style:language-asian="zxx" style:country-asian="none" style:font-size-complex="11pt" style:language-complex="zxx" style:country-complex="none"/>
    </style:style>
    <style:style style:name="P68" style:family="paragraph" style:parent-style-name="Text_20_body">
      <style:paragraph-properties fo:margin-top="0in" fo:margin-bottom="0.1in" style:contextual-spacing="false"/>
      <style:text-properties fo:language="zxx" fo:country="none" officeooo:paragraph-rsid="005f08d0" style:language-asian="zxx" style:country-asian="none" style:language-complex="zxx" style:country-complex="none"/>
    </style:style>
    <style:style style:name="P69" style:family="paragraph" style:parent-style-name="Text_20_body">
      <style:paragraph-properties fo:margin-top="0in" fo:margin-bottom="0.1in" style:contextual-spacing="false"/>
      <style:text-properties officeooo:paragraph-rsid="005f08d0"/>
    </style:style>
    <style:style style:name="P70" style:family="paragraph" style:parent-style-name="Text_20_body">
      <style:paragraph-properties fo:margin-top="0in" fo:margin-bottom="0.1in" style:contextual-spacing="false"/>
      <style:text-properties officeooo:paragraph-rsid="0064b584"/>
    </style:style>
    <style:style style:name="P71" style:family="paragraph" style:parent-style-name="Heading_20_3">
      <style:paragraph-properties fo:margin-top="0in" fo:margin-bottom="0.1in" style:contextual-spacing="false" fo:keep-with-next="always"/>
      <style:text-properties officeooo:paragraph-rsid="0065b4d6"/>
    </style:style>
    <style:style style:name="P72" style:family="paragraph" style:parent-style-name="Text_20_body">
      <style:paragraph-properties fo:margin-top="0in" fo:margin-bottom="0.1in" style:contextual-spacing="false"/>
      <style:text-properties officeooo:paragraph-rsid="0065b4d6"/>
    </style:style>
    <style:style style:name="P73" style:family="paragraph" style:parent-style-name="Text_20_body">
      <style:paragraph-properties fo:margin-top="0in" fo:margin-bottom="0.1in" style:contextual-spacing="false"/>
      <style:text-properties officeooo:rsid="0082d9b2" officeooo:paragraph-rsid="0082d9b2"/>
    </style:style>
    <style:style style:name="P74" style:family="paragraph" style:parent-style-name="Text_20_body">
      <style:paragraph-properties fo:margin-top="0in" fo:margin-bottom="0.1in" style:contextual-spacing="false"/>
      <style:text-properties officeooo:rsid="0082d9b2" officeooo:paragraph-rsid="00839bc7"/>
    </style:style>
    <style:style style:name="P75" style:family="paragraph" style:parent-style-name="Text_20_body">
      <style:paragraph-properties fo:margin-top="0in" fo:margin-bottom="0.1in" style:contextual-spacing="false"/>
      <style:text-properties officeooo:rsid="00839bc7" officeooo:paragraph-rsid="00839bc7"/>
    </style:style>
    <style:style style:name="P76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96571" officeooo:paragraph-rsid="00896571" style:font-size-asian="11pt" style:language-asian="zxx" style:country-asian="none" style:font-size-complex="11pt" style:language-complex="zxx" style:country-complex="none"/>
    </style:style>
    <style:style style:name="P77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9aff8" officeooo:paragraph-rsid="0089aff8" style:font-size-asian="11pt" style:language-asian="zxx" style:country-asian="none" style:font-size-complex="11pt" style:language-complex="zxx" style:country-complex="none"/>
    </style:style>
    <style:style style:name="P78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paragraph-rsid="00896571" style:font-size-asian="11pt" style:language-asian="zxx" style:country-asian="none" style:font-size-complex="11pt" style:language-complex="zxx" style:country-complex="none"/>
    </style:style>
    <style:style style:name="P79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b16e6" officeooo:paragraph-rsid="008b16e6" style:font-size-asian="11pt" style:language-asian="zxx" style:country-asian="none" style:font-size-complex="11pt" style:language-complex="zxx" style:country-complex="none"/>
    </style:style>
    <style:style style:name="P80" style:family="paragraph" style:parent-style-name="Text_20_body">
      <style:paragraph-properties fo:margin-top="0in" fo:margin-bottom="0.1in" style:contextual-spacing="false"/>
      <style:text-properties style:font-name="Ubuntu" fo:font-size="11pt" fo:language="zxx" fo:country="none" officeooo:rsid="008ca647" officeooo:paragraph-rsid="008ca647" style:font-size-asian="11pt" style:language-asian="zxx" style:country-asian="none" style:font-size-complex="11pt" style:language-complex="zxx" style:country-complex="none"/>
    </style:style>
    <style:style style:name="T1" style:family="text">
      <style:text-properties style:font-name="Ubuntu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name="Ubuntu" fo:font-size="11pt" fo:language="zxx" fo:country="none" officeooo:rsid="004ca4ae" style:font-size-asian="11pt" style:language-asian="zxx" style:country-asian="none" style:font-size-complex="11pt" style:language-complex="zxx" style:country-complex="none"/>
    </style:style>
    <style:style style:name="T3" style:family="text">
      <style:text-properties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4" style:family="text">
      <style:text-properties style:font-name="Ubuntu" fo:font-size="11pt" fo:language="zxx" fo:country="none" officeooo:rsid="004d786d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Ubuntu" fo:font-size="11pt" fo:language="zxx" fo:country="none" officeooo:rsid="005b5cb0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Ubuntu" fo:font-size="11pt" fo:language="zxx" fo:country="none" officeooo:rsid="006dac31" style:font-size-asian="11pt" style:language-asian="zxx" style:country-asian="none" style:font-size-complex="11pt" style:language-complex="zxx" style:country-complex="none"/>
    </style:style>
    <style:style style:name="T7" style:family="text">
      <style:text-properties style:font-name="Ubuntu" fo:font-size="11pt" fo:language="zxx" fo:country="none" officeooo:rsid="00839bc7" style:font-size-asian="11pt" style:language-asian="zxx" style:country-asian="none" style:font-size-complex="11pt" style:language-complex="zxx" style:country-complex="none"/>
    </style:style>
    <style:style style:name="T8" style:family="text">
      <style:text-properties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9" style:family="text">
      <style:text-properties style:font-name="Ubuntu" fo:font-size="11pt" officeooo:rsid="00514690" style:font-size-asian="11pt" style:font-size-complex="11pt"/>
    </style:style>
    <style:style style:name="T10" style:family="text">
      <style:text-properties fo:color="#c9211e" loext:opacity="100%"/>
    </style:style>
    <style:style style:name="T11" style:family="text">
      <style:text-properties fo:color="#c9211e" loext:opacity="100%" fo:font-weight="bold" style:font-weight-asian="bold" style:font-weight-complex="bold"/>
    </style:style>
    <style:style style:name="T12" style:family="text">
      <style:text-properties fo:color="#c9211e" loext:opacity="100%" fo:font-weight="bold" officeooo:rsid="004d786d" style:font-weight-asian="bold" style:font-weight-complex="bold"/>
    </style:style>
    <style:style style:name="T13" style:family="text">
      <style:text-properties fo:color="#c9211e" loext:opacity="100%" fo:font-weight="bold" officeooo:rsid="004ee2e8" style:font-weight-asian="bold" style:font-weight-complex="bold"/>
    </style:style>
    <style:style style:name="T14" style:family="text">
      <style:text-properties fo:color="#c9211e" loext:opacity="100%" officeooo:rsid="004ee2e8"/>
    </style:style>
    <style:style style:name="T15" style:family="text">
      <style:text-properties fo:color="#c9211e" loext:opacity="100%" style:font-name="Ubuntu" fo:font-size="11pt" fo:language="zxx" fo:country="none" officeooo:rsid="004ee2e8" style:font-size-asian="11pt" style:language-asian="zxx" style:country-asian="none" style:font-size-complex="11pt" style:language-complex="zxx" style:country-complex="none"/>
    </style:style>
    <style:style style:name="T16" style:family="text">
      <style:text-properties fo:color="#c9211e" loext:opacity="100%" style:font-name="Ubuntu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T17" style:family="text">
      <style:text-properties fo:color="#c9211e" loext:opacity="100%" officeooo:rsid="004ca4ae"/>
    </style:style>
    <style:style style:name="T18" style:family="text">
      <style:text-properties officeooo:rsid="004d786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4ee2e8"/>
    </style:style>
    <style:style style:name="T21" style:family="text">
      <style:text-properties fo:color="#000000" loext:opacity="100%" fo:font-weight="bold" officeooo:rsid="004d786d" style:font-weight-asian="bold" style:font-weight-complex="bold"/>
    </style:style>
    <style:style style:name="T22" style:family="text">
      <style:text-properties fo:color="#000000" loext:opacity="100%" fo:font-weight="bold" officeooo:rsid="004ee2e8" style:font-weight-asian="bold" style:font-weight-complex="bold"/>
    </style:style>
    <style:style style:name="T23" style:family="text">
      <style:text-properties officeooo:rsid="0057ab3a"/>
    </style:style>
    <style:style style:name="T24" style:family="text">
      <style:text-properties officeooo:rsid="00592596"/>
    </style:style>
    <style:style style:name="T25" style:family="text">
      <style:text-properties officeooo:rsid="005a3bfa"/>
    </style:style>
    <style:style style:name="T26" style:family="text">
      <style:text-properties officeooo:rsid="005b5cb0"/>
    </style:style>
    <style:style style:name="T27" style:family="text">
      <style:text-properties officeooo:rsid="005da2c9"/>
    </style:style>
    <style:style style:name="T28" style:family="text">
      <style:text-properties officeooo:rsid="005f08d0"/>
    </style:style>
    <style:style style:name="T29" style:family="text">
      <style:text-properties officeooo:rsid="006020cf"/>
    </style:style>
    <style:style style:name="T30" style:family="text">
      <style:text-properties officeooo:rsid="0061dd2b"/>
    </style:style>
    <style:style style:name="T31" style:family="text">
      <style:text-properties officeooo:rsid="0064b584"/>
    </style:style>
    <style:style style:name="T32" style:family="text">
      <style:text-properties officeooo:rsid="004ca4ae"/>
    </style:style>
    <style:style style:name="T33" style:family="text">
      <style:text-properties officeooo:rsid="007772a6"/>
    </style:style>
    <style:style style:name="T34" style:family="text">
      <style:text-properties officeooo:rsid="00792d43"/>
    </style:style>
    <style:style style:name="T35" style:family="text">
      <style:text-properties officeooo:rsid="007b21cd"/>
    </style:style>
    <style:style style:name="T36" style:family="text">
      <style:text-properties officeooo:rsid="007bd8a9"/>
    </style:style>
    <style:style style:name="T37" style:family="text">
      <style:text-properties officeooo:rsid="007c0ff5"/>
    </style:style>
    <style:style style:name="T38" style:family="text">
      <style:text-properties officeooo:rsid="007ccfd7"/>
    </style:style>
    <style:style style:name="T39" style:family="text">
      <style:text-properties officeooo:rsid="007e2eb0"/>
    </style:style>
    <style:style style:name="T40" style:family="text">
      <style:text-properties officeooo:rsid="007f643c"/>
    </style:style>
    <style:style style:name="T41" style:family="text">
      <style:text-properties officeooo:rsid="00816d07"/>
    </style:style>
    <style:style style:name="T42" style:family="text">
      <style:text-properties officeooo:rsid="0087bf59"/>
    </style:style>
    <style:style style:name="T43" style:family="text">
      <style:text-properties officeooo:rsid="008807fa"/>
    </style:style>
    <style:style style:name="T44" style:family="text">
      <style:text-properties officeooo:rsid="00871027"/>
    </style:style>
    <style:style style:name="T45" style:family="text">
      <style:text-properties officeooo:rsid="008965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Unit1</text:h>
      <text:p text:style-name="P4"/>
      <text:h text:style-name="P2" text:outline-level="4">Lesson 1 </text:h>
      <text:p text:style-name="P3"/>
      <text:p text:style-name="P11">Bonjour.</text:p>
      <text:p text:style-name="P11">Au revoir.</text:p>
      <text:p text:style-name="P8"/>
      <text:p text:style-name="P11">Une fille.<text:tab/><text:tab/><text:span text:style-name="T24">[ un fi ]</text:span></text:p>
      <text:p text:style-name="P11">Un garçon.<text:tab/> <text:tab/><text:span text:style-name="T24">[ qa garso ]</text:span></text:p>
      <text:p text:style-name="P11">Une femme.<text:tab/><text:tab/><text:span text:style-name="T24">[ un f</text:span><text:span text:style-name="T30">a</text:span><text:span text:style-name="T24">m ]</text:span></text:p>
      <text:p text:style-name="P11">Un homme.<text:tab/><text:tab/><text:span text:style-name="T24">[ qa n_om ]</text:span></text:p>
      <text:p text:style-name="P11"/>
      <text:p text:style-name="P14">Les <text:s/><text:span text:style-name="T23">garçon</text:span>s.<text:tab/><text:tab/>[ le garson ]</text:p>
      <text:p text:style-name="P14">Les filles.<text:tab/><text:tab/>[ le fi ]<text:tab/></text:p>
      <text:p text:style-name="P15">L<text:span text:style-name="T29">es </text:span>hommes.<text:tab/><text:tab/><text:span text:style-name="T29">[le ż_om]</text:span></text:p>
      <text:p text:style-name="P18">Les femmes<text:tab/><text:tab/><text:span text:style-name="T29">[ le fam ]</text:span></text:p>
      <text:p text:style-name="P18"/>
      <text:p text:style-name="P8"><text:span text:style-name="T19">Mang</text:span><text:span text:style-name="T11">er</text:span> [ man-xġe ] (to eat)</text:p>
      <text:p text:style-name="P8">Je<text:tab/><text:tab/>mang<text:span text:style-name="T10">e</text:span><text:tab/><text:tab/>[ xġ man-xġ ]</text:p>
      <text:p text:style-name="P8">Tu<text:tab/><text:tab/>mang<text:span text:style-name="T10">es</text:span><text:tab/>[ tu man-xġ ]</text:p>
      <text:p text:style-name="P8">Il, elle, on<text:tab/>mang<text:span text:style-name="T10">e</text:span><text:tab/><text:tab/>[ il, el, qu man-xġ ]</text:p>
      <text:p text:style-name="P8">Nous<text:tab/><text:tab/>mang<text:span text:style-name="T10">eons</text:span><text:tab/>[ nu man-xġo ]</text:p>
      <text:p text:style-name="P8">Vous<text:tab/><text:tab/>mang<text:span text:style-name="T10">ez</text:span><text:tab/>[ vu man-xġe ]</text:p>
      <text:p text:style-name="P8">Ils, elles<text:tab/>mang<text:span text:style-name="T10">ent</text:span><text:tab/>[ il, el man-xġ ]</text:p>
      <text:p text:style-name="P8"/>
      <text:p text:style-name="P8"/>
      <text:p text:style-name="P13"><text:span text:style-name="Strong_20_Emphasis">Boi</text:span><text:span text:style-name="Strong_20_Emphasis"><text:span text:style-name="T10">re</text:span></text:span> <text:tab/>[ bwa ] (to drink)<text:tab/><text:tab/><text:tab/><text:tab/><text:span text:style-name="Strong_20_Emphasis">oi -&gt; </text:span><text:span text:style-name="Strong_20_Emphasis"><text:span text:style-name="T27">wa</text:span></text:span></text:p>
      <text:p text:style-name="P8">Je<text:tab/><text:tab/>boi<text:span text:style-name="T10">s</text:span><text:tab/><text:tab/>[ xġ bwa ]</text:p>
      <text:p text:style-name="P8">Tu<text:tab/><text:tab/>boi<text:span text:style-name="T10">s</text:span><text:tab/><text:tab/>[ tu bwa ]</text:p>
      <text:p text:style-name="P8">Il, elle, on<text:tab/>boi<text:span text:style-name="T10">t</text:span><text:tab/><text:tab/>[ il, el, qu bwa ]</text:p>
      <text:p text:style-name="P8">Nous<text:tab/><text:tab/>buv<text:span text:style-name="T10">ons</text:span><text:tab/>[ nu buvo ]</text:p>
      <text:p text:style-name="P8">Vous<text:tab/><text:tab/>buv<text:span text:style-name="T10">ez</text:span><text:tab/><text:tab/>[ vu buve ]</text:p>
      <text:p text:style-name="P8">Ils, elles<text:tab/>boiv<text:span text:style-name="T10">ent</text:span><text:tab/>[ il, el bwav ]</text:p>
      <text:p text:style-name="P8"/>
      <text:p text:style-name="P8"/>
      <text:p text:style-name="P8"/>
      <text:p text:style-name="P17"><text:soft-page-break/><text:span text:style-name="T22">Cour</text:span><text:span text:style-name="T13">ir</text:span><text:span text:style-name="T10"><text:tab/></text:span>[ <text:span text:style-name="T20">kurir</text:span>] <text:span text:style-name="T31">(to run)</text:span></text:p>
      <text:p text:style-name="P16"/>
      <text:p text:style-name="P17">Je <text:s/><text:span text:style-name="T20">cour</text:span><text:span text:style-name="T14">s</text:span><text:tab/><text:tab/>[ xġ <text:s/><text:span text:style-name="T20">kur</text:span><text:span text:style-name="T18"> </text:span>]<text:tab/><text:tab/></text:p>
      <text:p text:style-name="P70"><text:span text:style-name="T2">Tu </text:span><text:span text:style-name="T3">cour</text:span><text:span text:style-name="T15">s</text:span><text:span text:style-name="T2"><text:tab/><text:tab/>[ tu </text:span><text:span text:style-name="T3">kur</text:span><text:span text:style-name="T4"> </text:span><text:span text:style-name="T2">]<text:tab/><text:tab/><text:tab/></text:span></text:p>
      <text:p text:style-name="P17">il, elle, on <text:span text:style-name="T20">cour</text:span><text:span text:style-name="T14">t</text:span><text:tab/>[ il, el, qu <text:s/><text:span text:style-name="T20">kur</text:span><text:span text:style-name="T18"> </text:span>]<text:tab/><text:tab/></text:p>
      <text:p text:style-name="P17"/>
      <text:p text:style-name="P17">nous <text:span text:style-name="T20">cour</text:span><text:span text:style-name="T10">ons</text:span><text:tab/><text:tab/>[ nu <text:span text:style-name="T20">kuro</text:span><text:span text:style-name="T18"> </text:span>]<text:tab/><text:tab/><text:tab/></text:p>
      <text:p text:style-name="P17">vous <text:span text:style-name="T20">cour</text:span><text:span text:style-name="T10">ez</text:span><text:tab/><text:tab/>[ vu <text:s/><text:span text:style-name="T20">kure</text:span><text:span text:style-name="T18"> </text:span>]<text:tab/><text:tab/><text:tab/></text:p>
      <text:p text:style-name="P20"><text:span text:style-name="T32">ils, elles </text:span><text:span text:style-name="T20">cour</text:span><text:span text:style-name="T17">ent</text:span><text:span text:style-name="T32"><text:tab/>[ il, el </text:span><text:span text:style-name="T20">kur</text:span><text:span text:style-name="T18"> </text:span><text:span text:style-name="T32">]<text:tab/></text:span></text:p>
      <text:p text:style-name="P8"/>
      <text:p text:style-name="P8"><text:span text:style-name="Strong_20_Emphasis">Lire</text:span> [ lir ] (to read)</text:p>
      <text:p text:style-name="P8">Je<text:tab/><text:tab/>li<text:span text:style-name="T10">s</text:span><text:tab/><text:tab/>[ xġ li ]</text:p>
      <text:p text:style-name="P8">Tu<text:tab/><text:tab/>li<text:span text:style-name="T10">s</text:span><text:tab/><text:tab/>[ tu li ]</text:p>
      <text:p text:style-name="P8">Il, elle, on<text:tab/>li<text:span text:style-name="T10">t</text:span><text:tab/><text:tab/>[ il, el, qu li ]</text:p>
      <text:p text:style-name="P8">Nous<text:tab/><text:tab/>lis<text:span text:style-name="T10">ons<text:tab/></text:span><text:tab/>[ nu li<text:span text:style-name="T25">ż</text:span>o ]</text:p>
      <text:p text:style-name="P8">Vous<text:tab/><text:tab/>lise<text:span text:style-name="T10">z<text:tab/></text:span><text:tab/>[ vu li<text:span text:style-name="T25">ż</text:span>e ]</text:p>
      <text:p text:style-name="P8">Ils, elles<text:tab/>lis<text:span text:style-name="T10">ent</text:span><text:tab/><text:tab/>[ il, el li<text:span text:style-name="T25">ż</text:span> ]</text:p>
      <text:p text:style-name="P8"/>
      <text:p text:style-name="P69"><text:span text:style-name="T8">Cuisin</text:span><text:span text:style-name="T16">er</text:span><text:span text:style-name="T1"> [ k</text:span><text:span text:style-name="T5">w</text:span><text:span text:style-name="T1">i</text:span><text:span text:style-name="T5">ż</text:span><text:span text:style-name="T1">i-ne ] (to cook)<text:tab/><text:tab/></text:span></text:p>
      <text:p text:style-name="P8">Je<text:tab/><text:tab/>cuisin<text:span text:style-name="T10">e<text:tab/></text:span><text:tab/>[ xġ k<text:span text:style-name="T26">w</text:span>i<text:span text:style-name="T26">ż</text:span>in ]</text:p>
      <text:p text:style-name="P8">Tu<text:tab/><text:tab/>cuisin<text:span text:style-name="T10">es</text:span><text:tab/>[ tu k<text:span text:style-name="T26">w</text:span>i<text:span text:style-name="T26">ż</text:span>in ]</text:p>
      <text:p text:style-name="P8">Il, elle, on<text:tab/>cuisin<text:span text:style-name="T10">e<text:tab/></text:span><text:tab/>[ il, el, qu k<text:span text:style-name="T26">w</text:span>i<text:span text:style-name="T26">ż</text:span>in ]</text:p>
      <text:p text:style-name="P8">Nous<text:tab/><text:tab/>cuisin<text:span text:style-name="T10">ons</text:span><text:tab/>[ nu k<text:span text:style-name="T26">w</text:span>i<text:span text:style-name="T26">ż</text:span>i-no ]</text:p>
      <text:p text:style-name="P8">Vous<text:tab/><text:tab/>cuisin<text:span text:style-name="T10">ez</text:span><text:tab/>[ vu k<text:span text:style-name="T26">w</text:span>i<text:span text:style-name="T26">ż</text:span>i-ne ]</text:p>
      <text:p text:style-name="P8">Ils, elles<text:tab/>cuisin<text:span text:style-name="T10">ent</text:span><text:tab/>[ il, el k<text:span text:style-name="T26">w</text:span>i<text:span text:style-name="T26">ż</text:span>in ]</text:p>
      <text:p text:style-name="P8"/>
      <text:p text:style-name="P8"><text:span text:style-name="T19">Écri</text:span><text:span text:style-name="T11">re</text:span> [ ek-<text:span text:style-name="T28">r</text:span>ir ] (to write)</text:p>
      <text:p text:style-name="P8">Je<text:tab/><text:tab/>écri<text:span text:style-name="T10">s</text:span><text:tab/><text:tab/>[ xġ ek<text:span text:style-name="T28">ri</text:span> ]</text:p>
      <text:p text:style-name="P8">Tu<text:tab/><text:tab/>écri<text:span text:style-name="T10">s</text:span><text:tab/><text:tab/>[ tu ek<text:span text:style-name="T28">ri</text:span>]</text:p>
      <text:p text:style-name="P8">Il, elle, on<text:tab/>écri<text:span text:style-name="T10">t<text:tab/></text:span><text:tab/>[ il, el, qu ek<text:span text:style-name="T28">ri</text:span>]</text:p>
      <text:p text:style-name="P8">Nous<text:tab/><text:tab/>écriv<text:span text:style-name="T10">ons</text:span><text:tab/>[ nu <text:span text:style-name="T26">ż_</text:span>ek<text:span text:style-name="T26">r</text:span>i-vo ]</text:p>
      <text:p text:style-name="P8">Vous<text:tab/><text:tab/>écrive<text:span text:style-name="T10">z<text:tab/></text:span><text:tab/>[ vu <text:span text:style-name="T26">ż_</text:span>ek<text:span text:style-name="T26">r</text:span>i-ve ]</text:p>
      <text:p text:style-name="P12">Ils, elles<text:tab/>écriv<text:span text:style-name="T10">ent</text:span><text:tab/>[ il, el <text:span text:style-name="T26">ż_ ekgri</text:span> ]</text:p>
      <text:p text:style-name="P12"/>
      <text:p text:style-name="P12"/>
      <text:p text:style-name="P12"/>
      <text:p text:style-name="P17"><text:soft-page-break/><text:span text:style-name="T21">Nag</text:span><text:span text:style-name="T12">er</text:span><text:span text:style-name="T10"><text:tab/></text:span>[ <text:span text:style-name="T18">naxġe</text:span> ] <text:span text:style-name="T31">( to swim)</text:span></text:p>
      <text:p text:style-name="P16"/>
      <text:p text:style-name="P17">Je <text:s/><text:span text:style-name="T18">nag</text:span><text:span text:style-name="T10">e</text:span> <text:tab/><text:tab/>[ xġ <text:s/><text:span text:style-name="T18">naxġ </text:span>]<text:tab/><text:tab/></text:p>
      <text:p text:style-name="P17">Tu <text:span text:style-name="T18">nag</text:span><text:span text:style-name="T10">es</text:span><text:tab/><text:tab/>[ tu <text:span text:style-name="T18">naxġ </text:span>]<text:tab/><text:tab/><text:tab/></text:p>
      <text:p text:style-name="P17">il, elle, on <text:span text:style-name="T18">nag</text:span><text:span text:style-name="T10">e</text:span><text:tab/>[ il, el, qu <text:s/><text:span text:style-name="T18">naxġ </text:span>]<text:tab/><text:tab/></text:p>
      <text:p text:style-name="P17"/>
      <text:p text:style-name="P17">nous <text:span text:style-name="T18">nag</text:span><text:span text:style-name="T14">e</text:span><text:span text:style-name="T10">ons</text:span><text:tab/><text:tab/>[ nu <text:span text:style-name="T18">naxġo </text:span>]<text:tab/><text:tab/><text:tab/></text:p>
      <text:p text:style-name="P17">vous <text:span text:style-name="T18">nag</text:span><text:span text:style-name="T10">ez</text:span><text:tab/><text:tab/>[ vu <text:s/><text:span text:style-name="T18">naxġe </text:span>]<text:tab/><text:tab/><text:tab/></text:p>
      <text:p text:style-name="P17">ils, elles <text:span text:style-name="T18">nag</text:span><text:span text:style-name="T10">ent</text:span><text:tab/>[ il, el <text:span text:style-name="T18">naxġ </text:span>]<text:tab/></text:p>
      <text:p text:style-name="P8"/>
      <text:p text:style-name="P5">Sentences about Eating and Drinking</text:p>
      <text:p text:style-name="P19">La femme mange.</text:p>
      <text:p text:style-name="P19">L'homme mange.</text:p>
      <text:p text:style-name="P19">Le garçon mange.</text:p>
      <text:p text:style-name="P19">La fille mange.</text:p>
      <text:p text:style-name="P19">Les femmes mangent.</text:p>
      <text:p text:style-name="P19">Les hommes mangent.</text:p>
      <text:p text:style-name="P19">Les garçons mangent.</text:p>
      <text:p text:style-name="P19">Les filles mangent.</text:p>
      <text:p text:style-name="P19">Elle mange.</text:p>
      <text:p text:style-name="P19">Il mange.</text:p>
      <text:p text:style-name="P19">Ils mangent.</text:p>
      <text:p text:style-name="P19">Elles mangent.</text:p>
      <text:p text:style-name="P19">L'homme boit.</text:p>
      <text:p text:style-name="P19">La fille boit.</text:p>
      <text:p text:style-name="P19">Les hommes boivent.</text:p>
      <text:p text:style-name="P19">Elle boit.</text:p>
      <text:p text:style-name="P19">Ils boivent.</text:p>
      <text:p text:style-name="P19"/>
      <text:p text:style-name="P5">Sentences about Reading and Writing</text:p>
      <text:p text:style-name="P19">L'homme lit.</text:p>
      <text:p text:style-name="P19">La femme lit.</text:p>
      <text:p text:style-name="P19">La fille lit.</text:p>
      <text:p text:style-name="P19">Le garçon lit.</text:p>
      <text:p text:style-name="P19">Les femmes lisent.</text:p>
      <text:p text:style-name="P19">Les hommes lisent.</text:p>
      <text:p text:style-name="P19"><text:soft-page-break/>Les garçons lisent.</text:p>
      <text:p text:style-name="P19">Les filles lisent.</text:p>
      <text:p text:style-name="P19">Elle lit.</text:p>
      <text:p text:style-name="P19">Il lit.</text:p>
      <text:p text:style-name="P19">Ils lisent.</text:p>
      <text:p text:style-name="P19">Elle écrit.</text:p>
      <text:p text:style-name="P19">Il écrit.</text:p>
      <text:p text:style-name="P19">Ils écrivent.</text:p>
      <text:p text:style-name="P19">Elles écrivent.</text:p>
      <text:p text:style-name="P19"/>
      <text:p text:style-name="P5">Sentences about Running</text:p>
      <text:p text:style-name="P19">La femme court.</text:p>
      <text:p text:style-name="P19">L'homme court.</text:p>
      <text:p text:style-name="P19">La fille court.</text:p>
      <text:p text:style-name="P19">Le garçon court.</text:p>
      <text:p text:style-name="P19">Les femmes courent.</text:p>
      <text:p text:style-name="P19">Les hommes courent.</text:p>
      <text:p text:style-name="P19">Les filles courent.</text:p>
      <text:p text:style-name="P19">Les garçons courent.</text:p>
      <text:p text:style-name="P19">Elle court.</text:p>
      <text:p text:style-name="P19">Il court.</text:p>
      <text:p text:style-name="P19">Ils courent.</text:p>
      <text:p text:style-name="P19">Elles courent.</text:p>
      <text:p text:style-name="P19"/>
      <text:p text:style-name="P5">Sentences about Cooking</text:p>
      <text:p text:style-name="P19">L'homme cuisine.</text:p>
      <text:p text:style-name="P19">Elle cuisine.</text:p>
      <text:p text:style-name="P19">Il cuisine.</text:p>
      <text:p text:style-name="P19">Ils cuisinent.</text:p>
      <text:p text:style-name="P19">Elles cuisinent.</text:p>
      <text:p text:style-name="P19">Les hommes cuisinent.</text:p>
      <text:p text:style-name="P19"/>
      <text:p text:style-name="P5">Sentences about Swimming</text:p>
      <text:p text:style-name="P19">La fille nage.</text:p>
      <text:p text:style-name="P19">L'homme nage.</text:p>
      <text:p text:style-name="P19">Les femmes nagent.</text:p>
      <text:p text:style-name="P19"><text:soft-page-break/>Les garçons nagent.</text:p>
      <text:p text:style-name="P19">Il nage.</text:p>
      <text:p text:style-name="P19">Elle nage.</text:p>
      <text:p text:style-name="P19">Ils nagent.</text:p>
      <text:p text:style-name="P19"/>
      <text:p text:style-name="P5">Sentences about Articles</text:p>
      <text:p text:style-name="P19">Un garçon.</text:p>
      <text:p text:style-name="P19">Une fille.</text:p>
      <text:p text:style-name="P19">Des garçons.</text:p>
      <text:p text:style-name="P19">Des filles.</text:p>
      <text:p text:style-name="P19">Des hommes.</text:p>
      <text:p text:style-name="P19">Des femmes.</text:p>
      <text:p text:style-name="P19"/>
      <text:p text:style-name="P68"><text:span text:style-name="T9"/></text:p>
      <text:p text:style-name="P10">________________________________________________________________________________________________</text:p>
      <text:p text:style-name="P10"/>
      <text:h text:style-name="P26" text:outline-level="4"/>
      <text:p text:style-name="P6">Lesson 2</text:p>
      <text:p text:style-name="P27"/>
      <text:p text:style-name="P27">Un sandwich. <text:tab/><text:tab/><text:tab/><text:tab/><text:tab/>[ qa sandwiċ ]</text:p>
      <text:p text:style-name="P27">Un oeuf. <text:tab/><text:tab/><text:tab/><text:tab/><text:tab/>[ qa n_ef ]</text:p>
      <text:p text:style-name="P27">Une pomme. <text:tab/><text:tab/><text:tab/><text:tab/><text:tab/>[ qun pom ]</text:p>
      <text:p text:style-name="P27">Du pain. <text:tab/><text:tab/><text:tab/><text:tab/><text:tab/>[ dju pa ]</text:p>
      <text:p text:style-name="P27">Du café. <text:tab/><text:tab/><text:tab/><text:tab/><text:tab/>[ dju kafe ]</text:p>
      <text:p text:style-name="P27">Du lait. <text:tab/><text:tab/><text:tab/><text:tab/><text:tab/>[ dju le ]</text:p>
      <text:p text:style-name="P27">Du riz. <text:tab/><text:tab/><text:tab/><text:tab/><text:tab/><text:tab/>[ dju ri ]</text:p>
      <text:p text:style-name="P27">De l'eau. <text:tab/><text:tab/><text:tab/><text:tab/><text:tab/>[ du lo ]</text:p>
      <text:p text:style-name="P27">Un chien. <text:tab/><text:tab/><text:tab/><text:tab/><text:tab/>[ qa xja ]</text:p>
      <text:p text:style-name="P27">Un chat. <text:tab/><text:tab/><text:tab/><text:tab/><text:tab/>[ qa xa ]</text:p>
      <text:p text:style-name="P27">Un cheval. <text:tab/><text:tab/><text:tab/><text:tab/><text:tab/>[ qa xaval ]</text:p>
      <text:p text:style-name="P27">Une voiture. <text:tab/><text:tab/><text:tab/><text:tab/><text:tab/>[ qun va-tjur ]</text:p>
      <text:p text:style-name="P27">Un journal. <text:tab/><text:tab/><text:tab/><text:tab/><text:tab/>[ qa xġornal ]</text:p>
      <text:p text:style-name="P27">Un vélo. <text:tab/><text:tab/><text:tab/><text:tab/><text:tab/>[ qa velo ]</text:p>
      <text:p text:style-name="P27">Un livre. <text:tab/><text:tab/><text:tab/><text:tab/><text:tab/>[ qa livr ]</text:p>
      <text:p text:style-name="P27">Un stylo. <text:tab/><text:tab/><text:tab/><text:tab/><text:tab/>[ qa stilo ]</text:p>
      <text:p text:style-name="P27">Un poisson. <text:tab/><text:tab/><text:tab/><text:tab/><text:tab/>[ qa pwaso ]</text:p>
      <text:h text:style-name="P21" text:outline-level="3"><text:soft-page-break/><text:span text:style-name="Strong_20_Emphasis">Conduire</text:span> [ kondwi ] (to drive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h text:style-name="P24" text:outline-level="3">Pronoun</text:h>
            </table:table-cell>
            <table:table-cell table:style-name="Table1.A1" office:value-type="string">
              <text:h text:style-name="P24" text:outline-level="3">Conjugation</text:h>
            </table:table-cell>
            <table:table-cell table:style-name="Table1.A1" office:value-type="string">
              <text:h text:style-name="P24" text:outline-level="3">Pronunciation</text:h>
            </table:table-cell>
          </table:table-row>
        </table:table-header-rows>
        <table:table-row>
          <table:table-cell table:style-name="Table1.A1" office:value-type="string">
            <text:p text:style-name="P72"><text:span text:style-name="Strong_20_Emphasis"><text:span text:style-name="T6">Je</text:span></text:span></text:p>
          </table:table-cell>
          <table:table-cell table:style-name="Table1.A1" office:value-type="string">
            <text:p text:style-name="P27">conduis</text:p>
          </table:table-cell>
          <table:table-cell table:style-name="Table1.A1" office:value-type="string">
            <text:p text:style-name="P27">[ xġ kondwi ]</text:p>
          </table:table-cell>
        </table:table-row>
        <table:table-row>
          <table:table-cell table:style-name="Table1.A1" office:value-type="string">
            <text:p text:style-name="P72"><text:span text:style-name="Strong_20_Emphasis"><text:span text:style-name="T6">Tu</text:span></text:span></text:p>
          </table:table-cell>
          <table:table-cell table:style-name="Table1.A1" office:value-type="string">
            <text:p text:style-name="P27">conduis</text:p>
          </table:table-cell>
          <table:table-cell table:style-name="Table1.A1" office:value-type="string">
            <text:p text:style-name="P27">[ tu kondwi ]</text:p>
          </table:table-cell>
        </table:table-row>
        <table:table-row>
          <table:table-cell table:style-name="Table1.A1" office:value-type="string">
            <text:p text:style-name="P72"><text:span text:style-name="Strong_20_Emphasis"><text:span text:style-name="T6">Il, elle, on</text:span></text:span></text:p>
          </table:table-cell>
          <table:table-cell table:style-name="Table1.A1" office:value-type="string">
            <text:p text:style-name="P27">conduit</text:p>
          </table:table-cell>
          <table:table-cell table:style-name="Table1.A1" office:value-type="string">
            <text:p text:style-name="P27">[ il, el, qu kondwi ]</text:p>
          </table:table-cell>
        </table:table-row>
        <table:table-row>
          <table:table-cell table:style-name="Table1.A1" office:value-type="string">
            <text:p text:style-name="P72"><text:span text:style-name="Strong_20_Emphasis"><text:span text:style-name="T6">Nous</text:span></text:span></text:p>
          </table:table-cell>
          <table:table-cell table:style-name="Table1.A1" office:value-type="string">
            <text:p text:style-name="P27">conduisons</text:p>
          </table:table-cell>
          <table:table-cell table:style-name="Table1.A1" office:value-type="string">
            <text:p text:style-name="P27">[ nu kondwi<text:span text:style-name="T33">ż</text:span>o ]</text:p>
          </table:table-cell>
        </table:table-row>
        <table:table-row>
          <table:table-cell table:style-name="Table1.A1" office:value-type="string">
            <text:p text:style-name="P72"><text:span text:style-name="Strong_20_Emphasis"><text:span text:style-name="T6">Vous</text:span></text:span></text:p>
          </table:table-cell>
          <table:table-cell table:style-name="Table1.A1" office:value-type="string">
            <text:p text:style-name="P27">conduisez</text:p>
          </table:table-cell>
          <table:table-cell table:style-name="Table1.A1" office:value-type="string">
            <text:p text:style-name="P27">[ vu kondwi<text:span text:style-name="T33">ż</text:span>e ]</text:p>
          </table:table-cell>
        </table:table-row>
        <table:table-row>
          <table:table-cell table:style-name="Table1.A1" office:value-type="string">
            <text:p text:style-name="P72"><text:span text:style-name="Strong_20_Emphasis"><text:span text:style-name="T6">Ils, elles</text:span></text:span></text:p>
          </table:table-cell>
          <table:table-cell table:style-name="Table1.A1" office:value-type="string">
            <text:p text:style-name="P27">conduisent</text:p>
          </table:table-cell>
          <table:table-cell table:style-name="Table1.A1" office:value-type="string">
            <text:p text:style-name="P27">[ il, el kondwi<text:span text:style-name="T33">ż</text:span> ]</text:p>
          </table:table-cell>
        </table:table-row>
      </table:table>
      <text:p text:style-name="P22"/>
      <text:h text:style-name="P23" text:outline-level="3"><text:span text:style-name="Strong_20_Emphasis">Avoir</text:span> [ avwa-r ] (to have)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72"><text:span text:style-name="Strong_20_Emphasis"><text:span text:style-name="T6">Pronoun</text:span></text:span></text:p>
            </table:table-cell>
            <table:table-cell table:style-name="Table2.B1" office:value-type="string">
              <text:h text:style-name="P24" text:outline-level="3">Conjugation</text:h>
            </table:table-cell>
            <table:table-cell table:style-name="Table2.C1" office:value-type="string">
              <text:h text:style-name="P71" text:outline-level="3">Pronunciation</text:h>
            </table:table-cell>
          </table:table-row>
        </table:table-header-rows>
        <table:table-row table:style-name="Table2.1">
          <table:table-cell table:style-name="Table2.A1" office:value-type="string">
            <text:p text:style-name="P72"><text:span text:style-name="Strong_20_Emphasis"><text:span text:style-name="T6">Je</text:span></text:span></text:p>
          </table:table-cell>
          <table:table-cell table:style-name="Table2.B1" office:value-type="string">
            <text:p text:style-name="P27">ai</text:p>
          </table:table-cell>
          <table:table-cell table:style-name="Table2.C1" office:value-type="string">
            <text:p text:style-name="P27">[ xġ e ]</text:p>
          </table:table-cell>
        </table:table-row>
        <table:table-row table:style-name="Table2.1">
          <table:table-cell table:style-name="Table2.A1" office:value-type="string">
            <text:p text:style-name="P72"><text:span text:style-name="Strong_20_Emphasis"><text:span text:style-name="T6">Tu</text:span></text:span></text:p>
          </table:table-cell>
          <table:table-cell table:style-name="Table2.B1" office:value-type="string">
            <text:p text:style-name="P27">as</text:p>
          </table:table-cell>
          <table:table-cell table:style-name="Table2.C1" office:value-type="string">
            <text:p text:style-name="P27">[ tu a ]</text:p>
          </table:table-cell>
        </table:table-row>
        <table:table-row table:style-name="Table2.1">
          <table:table-cell table:style-name="Table2.A1" office:value-type="string">
            <text:p text:style-name="P72"><text:span text:style-name="Strong_20_Emphasis"><text:span text:style-name="T6">Il, elle, on</text:span></text:span></text:p>
          </table:table-cell>
          <table:table-cell table:style-name="Table2.B1" office:value-type="string">
            <text:p text:style-name="P27">a</text:p>
          </table:table-cell>
          <table:table-cell table:style-name="Table2.C1" office:value-type="string">
            <text:p text:style-name="P27">[ il, el, <text:span text:style-name="T33">a / </text:span>qu <text:span text:style-name="T33">n_</text:span>a ]</text:p>
          </table:table-cell>
        </table:table-row>
        <table:table-row table:style-name="Table2.1">
          <table:table-cell table:style-name="Table2.A1" office:value-type="string">
            <text:p text:style-name="P72"><text:span text:style-name="Strong_20_Emphasis"><text:span text:style-name="T6">Nous</text:span></text:span></text:p>
          </table:table-cell>
          <table:table-cell table:style-name="Table2.B1" office:value-type="string">
            <text:p text:style-name="P27">avons</text:p>
          </table:table-cell>
          <table:table-cell table:style-name="Table2.C1" office:value-type="string">
            <text:p text:style-name="P27">[ nu <text:span text:style-name="T33">ż_</text:span>avo ]</text:p>
          </table:table-cell>
        </table:table-row>
        <table:table-row table:style-name="Table2.1">
          <table:table-cell table:style-name="Table2.A1" office:value-type="string">
            <text:p text:style-name="P72"><text:span text:style-name="Strong_20_Emphasis"><text:span text:style-name="T6">Vous</text:span></text:span></text:p>
          </table:table-cell>
          <table:table-cell table:style-name="Table2.B1" office:value-type="string">
            <text:p text:style-name="P27">avez</text:p>
          </table:table-cell>
          <table:table-cell table:style-name="Table2.C1" office:value-type="string">
            <text:p text:style-name="P27">[ vu <text:span text:style-name="T33">ż_</text:span>ave ]</text:p>
          </table:table-cell>
        </table:table-row>
        <table:table-row table:style-name="Table2.1">
          <table:table-cell table:style-name="Table2.A1" office:value-type="string">
            <text:p text:style-name="P72"><text:span text:style-name="Strong_20_Emphasis"><text:span text:style-name="T6">Ils, elles</text:span></text:span></text:p>
          </table:table-cell>
          <table:table-cell table:style-name="Table2.B1" office:value-type="string">
            <text:p text:style-name="P27">ont</text:p>
          </table:table-cell>
          <table:table-cell table:style-name="Table2.C1" office:value-type="string">
            <text:p text:style-name="P27">[ il, el <text:span text:style-name="T33">ż</text:span>_on ]</text:p>
          </table:table-cell>
        </table:table-row>
      </table:table>
      <text:p text:style-name="P25"/>
      <text:h text:style-name="P23" text:outline-level="3"><text:span text:style-name="Strong_20_Emphasis">Dormir</text:span> [ dormir ] (to sleep)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72"><text:span text:style-name="Strong_20_Emphasis"><text:span text:style-name="T6">Pronoun</text:span></text:span></text:p>
            </table:table-cell>
            <table:table-cell table:style-name="Table3.A1" office:value-type="string">
              <text:h text:style-name="P24" text:outline-level="3">Conjugation</text:h>
            </table:table-cell>
            <table:table-cell table:style-name="Table3.A1" office:value-type="string">
              <text:h text:style-name="P24" text:outline-level="3">Pronunciation</text:h>
            </table:table-cell>
          </table:table-row>
        </table:table-header-rows>
        <table:table-row>
          <table:table-cell table:style-name="Table3.A1" office:value-type="string">
            <text:p text:style-name="P72"><text:span text:style-name="Strong_20_Emphasis"><text:span text:style-name="T6">Je</text:span></text:span></text:p>
          </table:table-cell>
          <table:table-cell table:style-name="Table3.A1" office:value-type="string">
            <text:p text:style-name="P27">dors</text:p>
          </table:table-cell>
          <table:table-cell table:style-name="Table3.A1" office:value-type="string">
            <text:p text:style-name="P27">[ xġ dor ]</text:p>
          </table:table-cell>
        </table:table-row>
        <table:table-row>
          <table:table-cell table:style-name="Table3.A1" office:value-type="string">
            <text:p text:style-name="P72"><text:span text:style-name="Strong_20_Emphasis"><text:span text:style-name="T6">Tu</text:span></text:span></text:p>
          </table:table-cell>
          <table:table-cell table:style-name="Table3.A1" office:value-type="string">
            <text:p text:style-name="P27">dors</text:p>
          </table:table-cell>
          <table:table-cell table:style-name="Table3.A1" office:value-type="string">
            <text:p text:style-name="P27">[ tu dor ]</text:p>
          </table:table-cell>
        </table:table-row>
        <table:table-row>
          <table:table-cell table:style-name="Table3.A1" office:value-type="string">
            <text:p text:style-name="P72"><text:span text:style-name="Strong_20_Emphasis"><text:span text:style-name="T6">Il, elle, on</text:span></text:span></text:p>
          </table:table-cell>
          <table:table-cell table:style-name="Table3.A1" office:value-type="string">
            <text:p text:style-name="P27">dort</text:p>
          </table:table-cell>
          <table:table-cell table:style-name="Table3.A1" office:value-type="string">
            <text:p text:style-name="P27">[ il, el, qu dor ]</text:p>
          </table:table-cell>
        </table:table-row>
        <table:table-row>
          <table:table-cell table:style-name="Table3.A1" office:value-type="string">
            <text:p text:style-name="P72"><text:span text:style-name="Strong_20_Emphasis"><text:span text:style-name="T6">Nous</text:span></text:span></text:p>
          </table:table-cell>
          <table:table-cell table:style-name="Table3.A1" office:value-type="string">
            <text:p text:style-name="P27">dormons</text:p>
          </table:table-cell>
          <table:table-cell table:style-name="Table3.A1" office:value-type="string">
            <text:p text:style-name="P27">[ nu dormo ]</text:p>
          </table:table-cell>
        </table:table-row>
        <table:table-row>
          <table:table-cell table:style-name="Table3.A1" office:value-type="string">
            <text:p text:style-name="P72"><text:span text:style-name="Strong_20_Emphasis"><text:span text:style-name="T6">Vous</text:span></text:span></text:p>
          </table:table-cell>
          <table:table-cell table:style-name="Table3.A1" office:value-type="string">
            <text:p text:style-name="P27">dormez</text:p>
          </table:table-cell>
          <table:table-cell table:style-name="Table3.A1" office:value-type="string">
            <text:p text:style-name="P27">[ vu dorme ]</text:p>
          </table:table-cell>
        </table:table-row>
        <table:table-row>
          <table:table-cell table:style-name="Table3.A1" office:value-type="string">
            <text:p text:style-name="P72"><text:span text:style-name="Strong_20_Emphasis"><text:span text:style-name="T6">Ils, elles</text:span></text:span></text:p>
          </table:table-cell>
          <table:table-cell table:style-name="Table3.A1" office:value-type="string">
            <text:p text:style-name="P27">dorment</text:p>
          </table:table-cell>
          <table:table-cell table:style-name="Table3.A1" office:value-type="string">
            <text:p text:style-name="P27">[ il, el dorm ]</text:p>
          </table:table-cell>
        </table:table-row>
      </table:table>
      <text:p text:style-name="P25"/>
      <text:p text:style-name="P32">une fille et une femme. <text:tab/><text:tab/><text:tab/>[ qun fil e qun fam ]</text:p>
      <text:p text:style-name="P32">un sandwich et du lait. <text:tab/><text:tab/><text:tab/>[ qa sandwiċ e dju le ]</text:p>
      <text:p text:style-name="P32">un garçon et un homme. <text:tab/><text:tab/><text:tab/>[ qa garso e qa_nom ]</text:p>
      <text:p text:style-name="P32">du riz et une pomme. <text:tab/><text:tab/><text:tab/>[ dju ri e qun pom ]</text:p>
      <text:p text:style-name="P32">un homme et une femme. <text:tab/><text:tab/><text:tab/>[ qa_nom e qun fam ]</text:p>
      <text:p text:style-name="P32">du pain et de l'eau. <text:tab/><text:tab/><text:tab/><text:tab/>[ dju pan e du lo ]</text:p>
      <text:p text:style-name="P31"><text:soft-page-break/></text:p>
      <text:p text:style-name="P36">L'homme mange un oeuf. <text:tab/><text:tab/><text:tab/>[ lom manġ qan_of ]</text:p>
      <text:p text:style-name="P36">Le garçon et l'homme boivent de l'eau. <text:tab/>[ lo garso e lom bwav du lo ]</text:p>
      <text:p text:style-name="P36">Le garçon boit du lait. <text:tab/><text:tab/><text:tab/>[ lo garso bwa dju le ]</text:p>
      <text:p text:style-name="P36">La femme boit du café. <text:tab/><text:tab/><text:tab/>[ la fam bwa dju kafe ]</text:p>
      <text:p text:style-name="P36">La femme conduit une voiture. <text:tab/><text:tab/>[ la fam kondwi qun va-ture ]</text:p>
      <text:p text:style-name="P36">L'homme conduit une voiture. <text:tab/><text:tab/>[ lom kondwi qun va-ture ]</text:p>
      <text:p text:style-name="P36">La fille marche. <text:tab/><text:tab/><text:tab/><text:tab/>[ la fi marx ]</text:p>
      <text:p text:style-name="P36">Le garçon marche. <text:tab/><text:tab/><text:tab/><text:tab/>[ Lo garso marx ]</text:p>
      <text:p text:style-name="P36">La femme marche. <text:tab/><text:tab/><text:tab/><text:tab/>[ Lo fam marx ]</text:p>
      <text:p text:style-name="P36">La fille court. <text:tab/><text:tab/><text:tab/><text:tab/><text:tab/>[ la fi cur ]</text:p>
      <text:p text:style-name="P36">L'homme court. <text:tab/><text:tab/><text:tab/><text:tab/>[ lom cur ]</text:p>
      <text:p text:style-name="P35"/>
      <text:p text:style-name="P40">La femme conduit. <text:tab/><text:tab/><text:tab/><text:tab/>[ la fam kondwi ]</text:p>
      <text:p text:style-name="P40">La fille ne conduit pas.<text:tab/><text:tab/><text:tab/> [ la fi no kondwi pa ]</text:p>
      <text:p text:style-name="P40">L'homme conduit. <text:tab/><text:tab/><text:tab/><text:tab/>[ lom kondwi ]</text:p>
      <text:p text:style-name="P40">Le garçon ne conduit pas. <text:tab/><text:tab/><text:tab/>[ lo garso no condwi pa ]</text:p>
      <text:p text:style-name="P40">Les adultes cuisinent. <text:tab/><text:tab/><text:tab/>[ le ż_adult kweżin ]</text:p>
      <text:p text:style-name="P40">Les adultes ne cuisinent pas. <text:tab/><text:tab/>[ le ż_adult no kweżin pa ]</text:p>
      <text:p text:style-name="P40">Les enfants écrivent. <text:tab/><text:tab/><text:tab/><text:tab/>[ le żanfa ekriv ]</text:p>
      <text:p text:style-name="P40">Les enfants n'écrivent pas.<text:tab/><text:tab/><text:tab/>[ le żanfa n'ekriv pa ]</text:p>
      <text:p text:style-name="P40">La femme ne conduit pas. <text:tab/><text:tab/><text:tab/>[ la fam no kondwi pa ]</text:p>
      <text:p text:style-name="P40">Les adultes cuisinent. <text:tab/><text:tab/><text:tab/>[ le ż_adult kwiżin ]</text:p>
      <text:p text:style-name="P40">Les adultes ne cuisinent pas. <text:tab/><text:tab/>[ le ż_adult no kwiżin pa ]</text:p>
      <text:p text:style-name="P40">Les enfants écrivent. <text:tab/><text:tab/><text:tab/><text:tab/>[ le ż_anfa ekriv ]</text:p>
      <text:p text:style-name="P40">Les enfants n'écrivent pas. <text:tab/><text:tab/><text:tab/>[ le ż_anfa ne_ekriv pa ]</text:p>
      <text:p text:style-name="P40">La femme conduit. <text:tab/><text:tab/><text:tab/><text:tab/>[ la fam knodwi ]</text:p>
      <text:p text:style-name="P40">La femme ne conduit pas. <text:tab/><text:tab/><text:tab/>[ la fam no knodwi pa ]</text:p>
      <text:p text:style-name="P39"/>
      <text:p text:style-name="P39">Ils nagent. <text:tab/><text:tab/><text:tab/><text:tab/><text:tab/>[ il naxġ ]</text:p>
      <text:p text:style-name="P39">Ils ne nagent pas. <text:tab/><text:tab/><text:tab/><text:tab/>[ il ne naxġ pa ]</text:p>
      <text:p text:style-name="P39">Il dort. <text:tab/><text:tab/><text:tab/><text:tab/><text:tab/><text:tab/>[ Il dor ]</text:p>
      <text:p text:style-name="P39">Il ne dort pas. <text:tab/><text:tab/><text:tab/><text:tab/><text:tab/>[ Il ne dor pa ]</text:p>
      <text:p text:style-name="P33"/>
      <text:p text:style-name="P38">Il marche. Il ne court pas. <text:tab/><text:tab/><text:tab/>[ il marx. Il ne kur pa ]</text:p>
      <text:p text:style-name="P38">Ils cuisinent. Ils ne mangent pas. <text:tab/><text:tab/>[ il kwiżin, il ne manxġ pa ]</text:p>
      <text:p text:style-name="P38"><text:soft-page-break/>Ils ne cuisinent pas. Ils mangent. <text:tab/><text:tab/>[ il ne kwiżin pa, il manxġ ]</text:p>
      <text:p text:style-name="P38">Il ne marche pas. Il court. <text:tab/><text:tab/><text:tab/>[ il ne marx pa. Il kur ]</text:p>
      <text:p text:style-name="P38"/>
      <text:p text:style-name="P42">Les femmes ont du riz. <text:tab/><text:tab/><text:tab/>[ le fam o du ri ]</text:p>
      <text:p text:style-name="P42">Les femmes n'ont pas de riz. <text:tab/><text:tab/><text:tab/>[ le fam no pa du ri ]</text:p>
      <text:p text:style-name="P42">Le garçon a un stylo. <text:tab/><text:tab/><text:tab/><text:tab/>[ lo ġarso a aa stylo ]</text:p>
      <text:p text:style-name="P42">Le garçon n'a pas de stylo. <text:tab/><text:tab/><text:tab/>[ lo ġarso na pa du stilo ]</text:p>
      <text:p text:style-name="P42">Les hommes ont de l'eau. <text:tab/><text:tab/><text:tab/>[ lo ż_om o du lo ]</text:p>
      <text:p text:style-name="P42">Les hommes n'ont pas d'eau. <text:tab/><text:tab/>[ lo ż_on no pa du ]</text:p>
      <text:p text:style-name="P42">Le garçon a du lait. <text:tab/><text:tab/><text:tab/><text:tab/>[ lo ġarso a dju le ]</text:p>
      <text:p text:style-name="P42">Le garçon n'a pas de lait. <text:tab/><text:tab/><text:tab/>[ lo ġarso na pa du le ]</text:p>
      <text:p text:style-name="P42">Les filles ont des vélos. <text:tab/><text:tab/><text:tab/>[ le fil o de vilo ]</text:p>
      <text:p text:style-name="P42">Les filles n'ont pas de vélos. <text:tab/><text:tab/><text:tab/>[ le fil no pa du vilo ]</text:p>
      <text:p text:style-name="P41"/>
      <text:p text:style-name="P43">Le chien court. <text:tab/><text:tab/><text:tab/><text:tab/>[ lo xja kur ]</text:p>
      <text:p text:style-name="P43">Le chien ne court pas. <text:tab/><text:tab/><text:tab/>[ lo xja no kur pa ]</text:p>
      <text:p text:style-name="P43">Les garçons ont de l'eau. <text:tab/><text:tab/><text:tab/>[ le garso o du lo ]</text:p>
      <text:p text:style-name="P43">Les garçons n'ont pas d'eau. <text:tab/><text:tab/><text:tab/>[ le garso no pa du ]</text:p>
      <text:p text:style-name="P33"/>
      <text:p text:style-name="P29">Il mange du riz. <text:tab/><text:tab/><text:tab/><text:tab/>[ il manġ dju ri ]</text:p>
      <text:p text:style-name="P29">Ils mangent des sandwichs. <text:tab/><text:tab/><text:tab/>[ il manġ di sandwiċ ]</text:p>
      <text:p text:style-name="P29">Ils mangent des œufs. <text:tab/><text:tab/><text:tab/>[ il manġ d<text:span text:style-name="T34">i</text:span> ż<text:span text:style-name="T34">q</text:span> ]</text:p>
      <text:p text:style-name="P29">Elle mange une pomme. <text:tab/><text:tab/><text:tab/>[ elle manġ qun pom ]</text:p>
      <text:p text:style-name="P29">Elle boit de l'eau. <text:tab/><text:tab/><text:tab/><text:tab/>[ elle bwa du lo ]</text:p>
      <text:p text:style-name="P29">Ils lisent un journal. <text:tab/><text:tab/><text:tab/><text:tab/>[ il lis qa jurnal ]</text:p>
      <text:p text:style-name="P29">Il conduit une voiture. <text:tab/><text:tab/><text:tab/>[ il conqwi qun va-tur ]</text:p>
      <text:p text:style-name="P29">Ils mangent des pommes.<text:tab/><text:tab/><text:tab/>[ il manġ di pom ]</text:p>
      <text:p text:style-name="P29">Elle lit un livre. <text:tab/><text:tab/><text:tab/><text:tab/>[ elle lit qa livr ]</text:p>
      <text:p text:style-name="P29">Elle a un chien. <text:tab/><text:tab/><text:tab/><text:tab/>[ elle a qa xja ]</text:p>
      <text:p text:style-name="P29">Ils ont un journal. <text:tab/><text:tab/><text:tab/><text:tab/>[ il <text:span text:style-name="T34">ż</text:span>_on<text:span text:style-name="T34">t</text:span> qa xġornal ]</text:p>
      <text:p text:style-name="P29">Il a un chat. <text:tab/><text:tab/><text:tab/><text:tab/><text:tab/>[ il a qa xja ]</text:p>
      <text:p text:style-name="P29">Elles ont un cheval. <text:tab/><text:tab/><text:tab/><text:tab/>[ elle <text:span text:style-name="T34">ż</text:span>_o<text:span text:style-name="T34">nt</text:span> qa xaval ]</text:p>
      <text:p text:style-name="P29">Elle a des sandwichs. <text:tab/><text:tab/><text:tab/><text:tab/>[ elle a de sandwiċ ]</text:p>
      <text:p text:style-name="P29">Il a une voiture. <text:tab/><text:tab/><text:tab/><text:tab/>[ il a qun va-tur ]</text:p>
      <text:p text:style-name="P29">Elle a un poisson. <text:tab/><text:tab/><text:tab/><text:tab/>[ elle a qa pwaso ]</text:p>
      <text:p text:style-name="P29">Il a des livres. <text:tab/><text:tab/><text:tab/><text:tab/><text:tab/>[ il a de livr ]</text:p>
      <text:p text:style-name="P29"><text:soft-page-break/>Ils ont des stylos. <text:tab/><text:tab/><text:tab/><text:tab/>[ il <text:span text:style-name="T34">ż</text:span>_on<text:span text:style-name="T34">t</text:span> de stilo ]</text:p>
      <text:p text:style-name="P29">Ils nagent. <text:tab/><text:tab/><text:tab/><text:tab/><text:tab/>[ il naxġ ]</text:p>
      <text:p text:style-name="P29">Ils marchent. <text:tab/><text:tab/><text:tab/><text:tab/><text:tab/>[ il marx ]</text:p>
      <text:p text:style-name="P29">Elles dorment. <text:tab/><text:tab/><text:tab/><text:tab/>[ elles dorm ]</text:p>
      <text:p text:style-name="P29">Ils lisent. <text:tab/><text:tab/><text:tab/><text:tab/><text:tab/>[ il lis ]</text:p>
      <text:p text:style-name="P37"/>
      <text:p text:style-name="P47"/>
      <text:p text:style-name="P28">Le chien mange. <text:tab/><text:tab/><text:tab/><text:tab/>[ lo xja manġ ]</text:p>
      <text:p text:style-name="P28">Le chat dort. <text:tab/><text:tab/><text:tab/><text:tab/><text:tab/>[ lo xa dor ]</text:p>
      <text:p text:style-name="P28">Le poisson nage. <text:tab/><text:tab/><text:tab/><text:tab/>[ lo pwaso naxġ ]</text:p>
      <text:p text:style-name="P28">Le cheval court. <text:tab/><text:tab/><text:tab/><text:tab/>[ lo xaval cur ]</text:p>
      <text:p text:style-name="P28"/>
      <text:p text:style-name="P37">Les adultes courent. <text:tab/><text:tab/><text:tab/><text:tab/>[ le ż_adult kur ]</text:p>
      <text:p text:style-name="P37">Les enfants nagent. <text:tab/><text:tab/><text:tab/><text:tab/>[ le ż_anfa naxġ ]</text:p>
      <text:p text:style-name="P37">Les adultes mangent. <text:tab/><text:tab/><text:tab/>[ le ż_adult manġ ]</text:p>
      <text:p text:style-name="P37">Les enfants boivent. <text:tab/><text:tab/><text:tab/><text:tab/>[ le ż_anfa bwav ]</text:p>
      <text:p text:style-name="P37">Les adultes lisent. <text:tab/><text:tab/><text:tab/><text:tab/>[ le ż_adult lis ]</text:p>
      <text:p text:style-name="P37">Les enfants courent. <text:tab/><text:tab/><text:tab/><text:tab/>[ le ż_anfa cur ]</text:p>
      <text:p text:style-name="P37">L'enfant court. <text:tab/><text:tab/><text:tab/><text:tab/>[ lon-fa cur ]</text:p>
      <text:p text:style-name="P37">L'adulte lit. <text:tab/><text:tab/><text:tab/><text:tab/><text:tab/>[ ladult li ]</text:p>
      <text:p text:style-name="P34"/>
      <text:p text:style-name="P43">Qu'est-ce que c'est? <text:tab/><text:tab/><text:tab/><text:tab/>[ kes kqu se? ]</text:p>
      <text:p text:style-name="P43">C'est une pomme. <text:tab/><text:tab/><text:tab/><text:tab/>[ se qun pom ]</text:p>
      <text:p text:style-name="P43">C'est un journal. <text:tab/><text:tab/><text:tab/><text:tab/>[ se qa jornal ]</text:p>
      <text:p text:style-name="P43">Qu'est-ce que c'est? <text:tab/><text:tab/><text:tab/><text:tab/>[ kes kqu se? ]</text:p>
      <text:p text:style-name="P43">C'est un chat. <text:tab/><text:tab/><text:tab/><text:tab/><text:tab/>[ se qa xa ]</text:p>
      <text:p text:style-name="P43">C'est un journal. <text:tab/><text:tab/><text:tab/><text:tab/>[ se qa jornal ]</text:p>
      <text:p text:style-name="P43"/>
      <text:p text:style-name="P43">Qu'est-ce que c'est? <text:tab/><text:tab/><text:tab/><text:tab/>[ kes kqu se? ]</text:p>
      <text:p text:style-name="P43">C'est un œuf. <text:tab/><text:tab/><text:tab/><text:tab/><text:tab/>[ se qa n_of ]</text:p>
      <text:p text:style-name="P43">C'est un stylo. <text:tab/><text:tab/><text:tab/><text:tab/>[ se qa stilo ]</text:p>
      <text:p text:style-name="P43">C'est un poisson. <text:tab/><text:tab/><text:tab/><text:tab/>[ se qa pwaso ]</text:p>
      <text:p text:style-name="P43">C'est du riz.<text:tab/><text:tab/><text:tab/><text:tab/><text:tab/>[ se dju ri ]</text:p>
      <text:p text:style-name="P43"/>
      <text:p text:style-name="P45">Est-ce qu'il dort? <text:tab/>Oui. Il dort. <text:tab/><text:tab/><text:tab/>[ qes ki<text:span text:style-name="T35">l</text:span> dor? wi. il dor ]</text:p>
      <text:p text:style-name="P45">Est-ce qu'elle dort? <text:tab/>Non. Elle ne dort pas. <text:tab/>[ qes k<text:span text:style-name="T35">el</text:span> dor? no. elle no dor pa ]</text:p>
      <text:p text:style-name="P45"><text:soft-page-break/></text:p>
      <text:p text:style-name="P45">Est-ce que le chien nage? <text:tab/>Oui. <text:tab/><text:tab/><text:tab/>[ qes ki lo xja naxġ? wi ]</text:p>
      <text:p text:style-name="P45">Est-ce que le cheval nage? <text:tab/>Non. <text:tab/><text:tab/><text:tab/>[ qes ki lo xaval naxġ? no ]</text:p>
      <text:p text:style-name="P45"/>
      <text:p text:style-name="P45">Est-ce qu'elle lit le journal ?<text:tab/> Non. <text:tab/><text:tab/><text:tab/>[ qes ka li lo xġornal? no ]</text:p>
      <text:p text:style-name="P45">Est-ce qu'elle lit un livre ? <text:tab/>Non. <text:tab/><text:tab/><text:tab/>[ qes ka li qa livr no ]</text:p>
      <text:p text:style-name="P45">Est-ce qu'il mange une pomme? <text:tab/>Non. <text:tab/><text:tab/>[ qes ki manġ un pom? no ]</text:p>
      <text:p text:style-name="P44"/>
      <text:p text:style-name="P44">Au revoir!</text:p>
      <text:p text:style-name="P44">--------------------------------------------------------------------------------------------------------------------------------------------------------------------</text:p>
      <text:p text:style-name="P7">Lesson 2</text:p>
      <text:p text:style-name="P30"/>
      <text:p text:style-name="P30"><text:span text:style-name="T36">Bonjour!</text:span><text:tab/><text:tab/><text:tab/><text:tab/></text:p>
      <text:p text:style-name="P30"/>
      <text:p text:style-name="P48">Blanc.<text:tab/><text:tab/><text:tab/><text:tab/><text:tab/><text:tab/><text:tab/>[ blqo ]<text:tab/></text:p>
      <text:p text:style-name="P48">Noir.<text:tab/><text:tab/><text:tab/><text:tab/><text:tab/><text:tab/><text:tab/>[ nwar ]</text:p>
      <text:p text:style-name="P48">Rouge.<text:tab/><text:tab/><text:tab/><text:tab/><text:tab/><text:tab/><text:tab/>[ ru<text:span text:style-name="T37">ġ</text:span>x ]</text:p>
      <text:p text:style-name="P48">bleu.<text:tab/><text:tab/><text:tab/><text:tab/><text:tab/><text:tab/><text:tab/>[ bluq ]</text:p>
      <text:p text:style-name="P48">vert.<text:tab/><text:tab/><text:tab/><text:tab/><text:tab/><text:tab/><text:tab/>[ ver ]</text:p>
      <text:p text:style-name="P48">jaune.<text:tab/><text:tab/><text:tab/><text:tab/><text:tab/><text:tab/><text:tab/>[ xġon ]</text:p>
      <text:p text:style-name="P48"/>
      <text:p text:style-name="P48">La voiture est verte.<text:tab/><text:tab/><text:tab/><text:tab/><text:tab/>[ la vwatur e vert ]</text:p>
      <text:p text:style-name="P48">Le riz est blanc.<text:tab/><text:tab/><text:tab/><text:tab/><text:tab/>[ l-ri qe blqo ]<text:tab/></text:p>
      <text:p text:style-name="P48">Le vélo est vert<text:tab/><text:tab/><text:tab/><text:tab/><text:tab/>[ l-velo e ver ]</text:p>
      <text:p text:style-name="P48">La voiture est blanche.<text:tab/><text:tab/><text:tab/><text:tab/>[ la vwatur e blanx ]</text:p>
      <text:p text:style-name="P48">Le lait est blanc.<text:tab/><text:tab/><text:tab/><text:tab/><text:tab/>[ l-e qe blqo ]<text:tab/></text:p>
      <text:p text:style-name="P48">La pomme est verte.<text:tab/><text:tab/><text:tab/><text:tab/><text:tab/>[ la pom qe vert ]</text:p>
      <text:p text:style-name="P48"/>
      <text:p text:style-name="P50">Les <text:s/>œufs sont rouges.<text:tab/><text:tab/><text:tab/><text:tab/>[ le żuqs son ruġx ]</text:p>
      <text:p text:style-name="P50">Les stylos sont verts.<text:tab/><text:tab/><text:tab/><text:tab/><text:tab/>[ le stilo son ver ]</text:p>
      <text:p text:style-name="P50">Les voitures sont blanches.<text:tab/><text:tab/><text:tab/><text:tab/>[ le vwatur son blanx ]</text:p>
      <text:p text:style-name="P50">Les vélos sont rouges.<text:tab/><text:tab/><text:tab/><text:tab/>[ le velo son ruġx ]</text:p>
      <text:p text:style-name="P50">Les pommes sont vertes.<text:tab/><text:tab/><text:tab/><text:tab/>[ le pom son vert ]</text:p>
      <text:p text:style-name="P50">Les vélos sont blancs.<text:tab/><text:tab/><text:tab/><text:tab/><text:tab/>[ le velo son blqo ]</text:p>
      <text:p text:style-name="P30"/>
      <text:p text:style-name="P49"><text:soft-page-break/>L' œuf est bleu.<text:tab/><text:tab/><text:tab/><text:tab/><text:tab/>[ l-of e blqu ]</text:p>
      <text:p text:style-name="P49">Les <text:s/>œufs sont bleus.<text:tab/><text:tab/><text:tab/><text:tab/><text:tab/>[ le ż_us son blqu ]</text:p>
      <text:p text:style-name="P49">Le <text:s/>vélo est jaune.<text:tab/><text:tab/><text:tab/><text:tab/><text:tab/>[ l-velo e xġon <text:s/>]</text:p>
      <text:p text:style-name="P49">Les <text:s/>vélos sont jaunes.<text:tab/><text:tab/><text:tab/><text:tab/>[ le velo son xġon ]</text:p>
      <text:p text:style-name="P49">La voiture est noire.<text:tab/><text:tab/><text:tab/><text:tab/><text:tab/>[ la vwatur e nwar ]</text:p>
      <text:p text:style-name="P49">Les voitures sont noires.<text:tab/><text:tab/><text:tab/><text:tab/>[ le vwatur son nwar ]</text:p>
      <text:p text:style-name="P52">Le ballon est rouge.<text:tab/><text:tab/><text:tab/><text:tab/><text:tab/>[ l-balo e ruġx ]</text:p>
      <text:p text:style-name="P52">Les ballons sont rouges.<text:tab/><text:tab/><text:tab/><text:tab/>[ le balo son ruġx]</text:p>
      <text:p text:style-name="P51">La voiture est <text:span text:style-name="T38">rouge</text:span>.<text:tab/><text:tab/><text:tab/><text:tab/><text:tab/>[ la vwatur e <text:span text:style-name="T38">ruġx</text:span> ]</text:p>
      <text:p text:style-name="P51">Les voitures sont <text:span text:style-name="T38">rouges</text:span>.<text:tab/><text:tab/><text:tab/><text:tab/>[ le vwatur son <text:span text:style-name="T38">ruġx</text:span>]</text:p>
      <text:p text:style-name="P52">Le <text:span text:style-name="T39">poisson</text:span> est noir.<text:tab/><text:tab/><text:tab/><text:tab/><text:tab/>[ l-xa e nwar ]</text:p>
      <text:p text:style-name="P52">Les chat sont noires.<text:tab/><text:tab/><text:tab/><text:tab/><text:tab/>[ le xa son nwar ]</text:p>
      <text:p text:style-name="P53">Le <text:span text:style-name="T39">poisson</text:span> est rouge.<text:tab/><text:tab/><text:tab/><text:tab/><text:tab/>[ l- <text:span text:style-name="T39">pwaso</text:span> e ruġx ]</text:p>
      <text:p text:style-name="P53">Les <text:span text:style-name="T39">poissons</text:span>sont rouges.<text:tab/><text:tab/><text:tab/><text:tab/>[ le <text:span text:style-name="T39">pwaso</text:span> son ruġx]</text:p>
      <text:p text:style-name="P53"/>
      <text:p text:style-name="P54">Il est blanc.<text:tab/><text:tab/><text:tab/><text:tab/><text:tab/><text:tab/>[ il e blq<text:span text:style-name="T41">o</text:span> ]</text:p>
      <text:p text:style-name="P54">Elle est rouge.<text:tab/><text:tab/><text:tab/><text:tab/><text:tab/><text:tab/>[ el e ruxġ ]</text:p>
      <text:p text:style-name="P54">Elle est noure.<text:tab/><text:tab/><text:tab/><text:tab/><text:tab/><text:tab/>[ el e nwar ]</text:p>
      <text:p text:style-name="P54">Il est vert.<text:tab/><text:tab/><text:tab/><text:tab/><text:tab/><text:tab/>[ il e ver ]</text:p>
      <text:p text:style-name="P54">Elle est bleue.<text:tab/><text:tab/><text:tab/><text:tab/><text:tab/><text:tab/>[ el e blqu ]</text:p>
      <text:p text:style-name="P54">Il est rouge.<text:tab/><text:tab/><text:tab/><text:tab/><text:tab/><text:tab/>[ il e ruxġ ]</text:p>
      <text:p text:style-name="P54">Ils sont blancs.<text:tab/><text:tab/><text:tab/><text:tab/><text:tab/>[ il son bl<text:span text:style-name="T41">q</text:span>o ]</text:p>
      <text:p text:style-name="P54">Il est jaune.<text:tab/><text:tab/><text:tab/><text:tab/><text:tab/><text:tab/>[ il e xġon ]</text:p>
      <text:p text:style-name="P54">Elles sont vertes.<text:tab/><text:tab/><text:tab/><text:tab/><text:tab/>[ el son vert ]</text:p>
      <text:p text:style-name="P55">Ils sont rouges.<text:tab/><text:tab/><text:tab/><text:tab/><text:tab/><text:span text:style-name="T40">[ </text:span>il<text:span text:style-name="T40"> son </text:span>ruxġ<text:span text:style-name="T40"> ]</text:span></text:p>
      <text:p text:style-name="P55">Elles sont blanches.<text:tab/><text:tab/><text:tab/><text:tab/><text:tab/>[ el son blanx ]</text:p>
      <text:p text:style-name="P55">Il est bleu et vert.<text:tab/><text:tab/><text:tab/><text:tab/><text:tab/>[ il e blu e ver ]</text:p>
      <text:p text:style-name="P55">Il est nour et blanc.<text:tab/><text:tab/><text:tab/><text:tab/><text:tab/>[ il e nwar e blq<text:span text:style-name="T41">o</text:span> ]</text:p>
      <text:p text:style-name="P54"/>
      <text:p text:style-name="P56">Le chien est noir.<text:tab/><text:tab/><text:tab/><text:tab/><text:tab/>[ l-xja e nwar ]</text:p>
      <text:p text:style-name="P56">Le chien est blanc.<text:tab/><text:tab/><text:tab/><text:tab/><text:tab/>[ l-xja e blqo]</text:p>
      <text:p text:style-name="P56">Le chat est noir.<text:tab/><text:tab/><text:tab/><text:tab/><text:tab/>[ l-xa e nwar ]</text:p>
      <text:p text:style-name="P56">Le chat est blanc.<text:tab/><text:tab/><text:tab/><text:tab/><text:tab/>[ l-xa e blqo ]</text:p>
      <text:p text:style-name="P56"/>
      <text:p text:style-name="P56">Le ciel est bleu.<text:tab/><text:tab/><text:tab/><text:tab/><text:tab/>[ l-sjel e blu ]</text:p>
      <text:p text:style-name="P56">L'herbe est verte.<text:tab/><text:tab/><text:tab/><text:tab/><text:tab/>[ l-erb e vertt ]</text:p>
      <text:p text:style-name="P56"><text:soft-page-break/>Le soleil est jaune.<text:tab/><text:tab/><text:tab/><text:tab/><text:tab/>[ l-solej e xġon ] </text:p>
      <text:p text:style-name="P56">La luna est blanche.<text:tab/><text:tab/><text:tab/><text:tab/><text:tab/>[ la luna e blanx ]</text:p>
      <text:p text:style-name="P56">La fleur est rouge.<text:tab/><text:tab/><text:tab/><text:tab/><text:tab/>[ la flqor e ruxġ ] </text:p>
      <text:p text:style-name="P56">La pomme est jaune.<text:tab/><text:tab/><text:tab/><text:tab/><text:tab/>[ la pom e xġun ]</text:p>
      <text:p text:style-name="P56">L' œuf est blue.<text:tab/><text:tab/><text:tab/><text:tab/><text:tab/>[ l-of e blu ]</text:p>
      <text:p text:style-name="P57">La voiture est blanche.<text:tab/><text:tab/><text:tab/><text:tab/>[ la vwatur e blanx ]</text:p>
      <text:p text:style-name="P57">Le ballon est vert.<text:tab/><text:tab/><text:tab/><text:tab/><text:tab/>[ l-balo e ver ]</text:p>
      <text:p text:style-name="P57"/>
      <text:p text:style-name="P58">L' œuf est petit.<text:tab/><text:tab/><text:tab/><text:tab/><text:tab/>[ l-of e peti ]</text:p>
      <text:p text:style-name="P58">Les œufs sont petits.<text:tab/><text:tab/><text:tab/><text:tab/><text:tab/>[ le żus son peti ]</text:p>
      <text:p text:style-name="P58">La fleur est petite.<text:tab/><text:tab/><text:tab/><text:tab/><text:tab/>[ la flor e petit ]</text:p>
      <text:p text:style-name="P58">Les fleurs sont <text:s/>petites.<text:tab/><text:tab/><text:tab/><text:tab/>[ le flor son petit ]</text:p>
      <text:p text:style-name="P73"><text:span text:style-name="T1"/></text:p>
      <text:p text:style-name="P58">L' œuf est gros<text:tab/><text:tab/><text:tab/><text:tab/><text:tab/>[ l-of e gro ]</text:p>
      <text:p text:style-name="P58">Le poisson est gros.<text:tab/><text:tab/><text:tab/><text:tab/><text:tab/>[ l-pwaso e gro ]</text:p>
      <text:p text:style-name="P58">Les livres sont gros.<text:tab/><text:tab/><text:tab/><text:tab/><text:tab/>[ le livr son gro ]</text:p>
      <text:p text:style-name="P58">Les fleurs sont grosses.<text:tab/><text:tab/><text:tab/><text:tab/>[ le flqor son gros ]</text:p>
      <text:p text:style-name="P75"><text:span text:style-name="T1"/></text:p>
      <text:p text:style-name="P60">Le chien est petit.<text:tab/><text:tab/><text:tab/><text:tab/><text:tab/>[ l-xja e peti ]</text:p>
      <text:p text:style-name="P60">Le chien est gros.<text:tab/><text:tab/><text:tab/><text:tab/><text:tab/>[ l-xja e gro ]</text:p>
      <text:p text:style-name="P59">La fleur est petite.<text:tab/><text:tab/><text:tab/><text:tab/><text:tab/>[ la flor e petit ]</text:p>
      <text:p text:style-name="P74"><text:span text:style-name="T1">La fleur est </text:span><text:span text:style-name="T7">grosses</text:span><text:span text:style-name="T1">.<text:tab/><text:tab/><text:tab/><text:tab/><text:tab/>[ la flor e </text:span><text:span text:style-name="T7">gros</text:span><text:span text:style-name="T1"> ]</text:span></text:p>
      <text:p text:style-name="P74"><text:span text:style-name="T1"/></text:p>
      <text:p text:style-name="P61">Il est professeur.<text:tab/><text:tab/><text:tab/><text:tab/><text:tab/>[ il e profesor ]</text:p>
      <text:p text:style-name="P61">Elle est médecin.<text:tab/><text:tab/><text:tab/><text:tab/><text:tab/>[ el e medza ]</text:p>
      <text:p text:style-name="P61">Ils sont policiers.<text:tab/><text:tab/><text:tab/><text:tab/><text:tab/>[ il son polisje ]</text:p>
      <text:p text:style-name="P54"/>
      <text:p text:style-name="P62">La maîtresse lit.<text:tab/><text:tab/><text:tab/><text:tab/><text:tab/>[ la metres li ]</text:p>
      <text:p text:style-name="P62">Le maître écrit.<text:tab/><text:tab/><text:tab/><text:tab/><text:tab/>[ l-met ecri ]</text:p>
      <text:p text:style-name="P62">Le professeur lit.<text:tab/><text:tab/><text:tab/><text:tab/><text:tab/>[ l-profesor li ]</text:p>
      <text:p text:style-name="P62">Le professeur écrit.<text:tab/><text:tab/><text:tab/><text:tab/><text:tab/>[ l-profesor ecri ]</text:p>
      <text:p text:style-name="P62"/>
      <text:p text:style-name="P62">C'est un élève.<text:tab/><text:tab/><text:tab/><text:tab/><text:tab/>[ set qa ile ]</text:p>
      <text:p text:style-name="P62">C'est une élève.<text:tab/><text:tab/><text:tab/><text:tab/><text:tab/><text:span text:style-name="T42">[ set qun ile ]</text:span></text:p>
      <text:p text:style-name="P62">Ce sont des élèves.<text:tab/><text:tab/><text:tab/><text:tab/><text:tab/><text:span text:style-name="T42">[ se sont de ż_ile]</text:span></text:p>
      <text:p text:style-name="P46"/>
      <text:p text:style-name="P64"><text:soft-page-break/>Il est policier.<text:tab/><text:tab/><text:tab/><text:tab/><text:tab/><text:tab/>[ il e polisje ]</text:p>
      <text:p text:style-name="P64">Elle esy professeur.<text:tab/><text:tab/><text:tab/><text:tab/><text:tab/>[ el e profesor ]</text:p>
      <text:p text:style-name="P64">Il est médecin.<text:tab/><text:tab/><text:tab/><text:tab/><text:tab/><text:tab/>[ il e medza ]</text:p>
      <text:p text:style-name="P63">Ce sont des élèves.<text:tab/><text:tab/><text:tab/><text:tab/><text:tab/><text:span text:style-name="T42">[ se sont de ż_il</text:span><text:span text:style-name="T43">ev</text:span><text:span text:style-name="T42">]</text:span></text:p>
      <text:p text:style-name="P63"/>
      <text:p text:style-name="P64">Je suis un homme.<text:tab/><text:tab/><text:tab/><text:tab/><text:tab/>[ xġ swi a n_om ]</text:p>
      <text:p text:style-name="P64">Je suis une femme.<text:tab/><text:tab/><text:tab/><text:tab/><text:tab/>[ xġ swi un fam ]</text:p>
      <text:p text:style-name="P64">Je suis un garçon.<text:tab/><text:tab/><text:tab/><text:tab/><text:tab/>[ xġ swi garson ]</text:p>
      <text:p text:style-name="P64">Je suis une fille.<text:tab/><text:tab/><text:tab/><text:tab/><text:tab/>[ xġ swi un fil ]</text:p>
      <text:p text:style-name="P65"/>
      <text:p text:style-name="P65">Je suis professeur.<text:tab/><text:tab/><text:tab/><text:tab/><text:tab/>[ <text:span text:style-name="T42">xġ swi </text:span>profeser ]</text:p>
      <text:p text:style-name="P65">Je ne suis pas professeur.<text:tab/><text:tab/><text:tab/><text:tab/>[ <text:span text:style-name="T42">xġ </text:span>ne<text:span text:style-name="T42"> swi </text:span>pa profeser ]</text:p>
      <text:p text:style-name="P65">Je suis médecin.<text:tab/><text:tab/><text:tab/><text:tab/><text:tab/>[ <text:span text:style-name="T42">xġ swi medza</text:span> ]</text:p>
      <text:p text:style-name="P65">Je ne suis <text:s/>pas médecin.<text:tab/><text:tab/><text:tab/><text:tab/>[ <text:span text:style-name="T42">xġ </text:span>ne <text:span text:style-name="T42">swi <text:s/></text:span>pa<text:span text:style-name="T42">medza</text:span> ]</text:p>
      <text:p text:style-name="P65">Je suis <text:span text:style-name="T44">élève.<text:tab/><text:tab/><text:tab/><text:tab/><text:tab/><text:tab/></text:span>[ <text:span text:style-name="T42">xġ swi</text:span> elev ]</text:p>
      <text:p text:style-name="P65">Je ne suis pas <text:span text:style-name="T44">élève.<text:tab/><text:tab/><text:tab/><text:tab/><text:tab/></text:span>[ <text:span text:style-name="T42">xġ </text:span>ne <text:span text:style-name="T42">swi</text:span> pa elev ]</text:p>
      <text:p text:style-name="P46"/>
      <text:p text:style-name="P67"><text:span text:style-name="T45">J'ai un livre rouge.<text:tab/><text:tab/><text:tab/><text:tab/><text:tab/>[ xġe_a qa livr ruxġ ]</text:span></text:p>
      <text:p text:style-name="P66">J'ai un livre vert.<text:tab/><text:tab/><text:tab/><text:tab/><text:tab/>[ xġe_a qa livr ver ]</text:p>
      <text:p text:style-name="P66">J'ai un livre jaune.<text:tab/><text:tab/><text:tab/><text:tab/><text:tab/>[ xġe_a qa livr xġon]</text:p>
      <text:p text:style-name="P66"/>
      <text:p text:style-name="P66">Vous avez un livre jaune.<text:tab/><text:tab/><text:tab/><text:tab/>[ vu z_ave qa livr xġon ]<text:tab/></text:p>
      <text:p text:style-name="P66">Vous avez un livre vert.<text:tab/><text:tab/><text:tab/><text:tab/>[ vu z_ave qa livr ver ]<text:tab/></text:p>
      <text:p text:style-name="P66">Vous avez un livre rouge.<text:tab/><text:tab/><text:tab/><text:tab/>[ vu z_ave qa livr ruxġ ]</text:p>
      <text:p text:style-name="P66"/>
      <text:p text:style-name="P66">Est-ce que vous êtes médecin ?<text:tab/><text:tab/><text:tab/>[ qes <text:s/>ku <text:s/>vu <text:s/>ż_et <text:s/>medza ? ]</text:p>
      <text:p text:style-name="P66">Oui. Je suis <text:s/>médecin.<text:tab/><text:tab/><text:tab/><text:tab/><text:tab/>[ wi xġ swi medza ]</text:p>
      <text:p text:style-name="P66"/>
      <text:p text:style-name="P66">Est-ce que vous êtes médecin ?<text:tab/><text:tab/><text:tab/>[ qes <text:s/>ku <text:s/>vu <text:s/>ż_et <text:s/>medza ? ]</text:p>
      <text:p text:style-name="P66">Non. Je ne suis pas <text:s/>médecin.<text:tab/><text:tab/><text:tab/>[ no xġ ne swi pa medza ]</text:p>
      <text:p text:style-name="P66"/>
      <text:p text:style-name="P77">Qu'est-ce que vous buvez?<text:tab/><text:tab/><text:tab/><text:tab/>[ kes ku vu bive? <text:s/>]</text:p>
      <text:p text:style-name="P77">Je bois du l'eau.<text:tab/><text:tab/><text:tab/><text:tab/><text:tab/>[ xġ bwa du lo ]</text:p>
      <text:p text:style-name="P77"/>
      <text:p text:style-name="P77">Qu'est-ce que vous mangez?<text:tab/><text:tab/><text:tab/><text:tab/>[ kes ku vu mange? ]</text:p>
      <text:p text:style-name="P77">Je mange du riz.<text:tab/><text:tab/><text:tab/><text:tab/><text:tab/>[ xġ manxġ du ri ] </text:p>
      <text:p text:style-name="P77"><text:soft-page-break/>Qu'est que vous avez?<text:tab/><text:tab/><text:tab/><text:tab/>[ kes ku vu ż_ave ? ]</text:p>
      <text:p text:style-name="P77">J'ai un sandwich.<text:tab/><text:tab/><text:tab/><text:tab/><text:tab/>[ xġa qa sandwiċ ]</text:p>
      <text:p text:style-name="P77"/>
      <text:p text:style-name="P77">Qu'est que vous avez?<text:tab/><text:tab/><text:tab/><text:tab/>[ kes ku vu ż_ave ? ]</text:p>
      <text:p text:style-name="P77">J'ai un stylo.<text:tab/><text:tab/><text:tab/><text:tab/><text:tab/><text:tab/>[ xġa qa stilo]</text:p>
      <text:p text:style-name="P77"/>
      <text:p text:style-name="P79">Je suis maîtresse.<text:tab/><text:tab/><text:tab/><text:tab/><text:tab/>[ xġ swi metres ]</text:p>
      <text:p text:style-name="P79">I am a mistress.</text:p>
      <text:p text:style-name="P79"/>
      <text:p text:style-name="P79">Nous sommes professeurs.<text:tab/><text:tab/><text:tab/><text:tab/>[ nu sam profeser ]</text:p>
      <text:p text:style-name="P79">We are teachers.</text:p>
      <text:p text:style-name="P79"/>
      <text:p text:style-name="P79">Je suis une fille.<text:tab/><text:tab/><text:tab/><text:tab/><text:tab/>[ xġ swi un fi ]</text:p>
      <text:p text:style-name="P79">Nous sommes des filles.<text:tab/><text:tab/><text:tab/><text:tab/>[ nu sam de fi ]</text:p>
      <text:p text:style-name="P79">Nous sommes des <text:span text:style-name="T23">garçon</text:span>.<text:tab/><text:tab/><text:tab/><text:tab/>[ nu sam de garso ]</text:p>
      <text:p text:style-name="P79">Nous sommes des policiers.<text:tab/><text:tab/><text:tab/><text:tab/>[ nu sam de polisje ]</text:p>
      <text:p text:style-name="P79">Nous sommes des médecins.<text:tab/><text:tab/><text:tab/><text:tab/>[ nu sam de medza ]</text:p>
      <text:p text:style-name="P79"/>
      <text:p text:style-name="P80">J'ai un vélo rouge.<text:tab/><text:tab/><text:tab/><text:tab/><text:tab/>[ <text:s/><text:span text:style-name="T45">xġe qa </text:span>velo<text:span text:style-name="T45"> ruxġ </text:span>]</text:p>
      <text:p text:style-name="P80">Nous avons des <text:s/>vélos verts.<text:tab/><text:tab/><text:tab/><text:tab/>[ nu ż_avo de velo ver ]</text:p>
      <text:p text:style-name="P80">J'ai des pommes rouges.<text:tab/><text:tab/><text:tab/><text:tab/>[ xġe de pom rouxġ ]</text:p>
      <text:p text:style-name="P80">Nous avons des pommes vertes.<text:tab/><text:tab/><text:tab/>[ nu ż_avo de pom vert ]</text:p>
      <text:p text:style-name="P79"/>
      <text:p text:style-name="P67">é è à ù â ê î ô û ë ï ü ç œ æ É È À Ù Â Ê Î Ô Û Ë Ï Ü Ç Œ Æ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adornments="Condensed Light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8:34:27.257788857</meta:creation-date>
    <dc:date>2024-10-21T19:40:30.451059078</dc:date>
    <meta:editing-duration>PT10H33M29S</meta:editing-duration>
    <meta:editing-cycles>73</meta:editing-cycles>
    <meta:generator>LibreOffice/24.2.6.2$Linux_X86_64 LibreOffice_project/420$Build-2</meta:generator>
    <meta:document-statistic meta:table-count="3" meta:image-count="0" meta:object-count="0" meta:page-count="14" meta:paragraph-count="451" meta:word-count="3073" meta:character-count="14127" meta:non-whitespace-character-count="10425"/>
  </office:meta>
</office:document-meta>
</file>